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MP0">
      <style:table-properties style:width="15.406cm" fo:margin-left="-0.201cm" style:page-number="auto" table:align="left"/>
    </style:style>
    <style:style style:name="Table1.A" style:family="table-column">
      <style:table-column-properties style:column-width="3.14cm"/>
    </style:style>
    <style:style style:name="Table1.B" style:family="table-column">
      <style:table-column-properties style:column-width="5.556cm"/>
    </style:style>
    <style:style style:name="Table1.C" style:family="table-column">
      <style:table-column-properties style:column-width="0.497cm"/>
    </style:style>
    <style:style style:name="Table1.D" style:family="table-column">
      <style:table-column-properties style:column-width="1.249cm"/>
    </style:style>
    <style:style style:name="Table1.E" style:family="table-column">
      <style:table-column-properties style:column-width="1.778cm"/>
    </style:style>
    <style:style style:name="Table1.F" style:family="table-column">
      <style:table-column-properties style:column-width="0.603cm"/>
    </style:style>
    <style:style style:name="Table1.G" style:family="table-column">
      <style:table-column-properties style:column-width="1.111cm"/>
    </style:style>
    <style:style style:name="Table1.H" style:family="table-column">
      <style:table-column-properties style:column-width="1.471cm"/>
    </style:style>
    <style:style style:name="Table1.1" style:family="table-row">
      <style:table-row-properties style:min-row-height="0.467cm" style:use-optimal-row-height="false"/>
    </style:style>
    <style:style style:name="Table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e1.B1" style:family="table-cell">
      <style:table-cell-properties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e1.G1" style:family="table-cell">
      <style:table-cell-properties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.2" style:family="table-row">
      <style:table-row-properties style:min-row-height="0.515cm" style:use-optimal-row-height="false"/>
    </style:style>
    <style:style style:name="Table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1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.B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1.B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1.C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1.E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1.F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1.H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2" style:family="table">
      <style:table-properties style:width="15.406cm" fo:margin-left="-0.201cm" table:align="left"/>
    </style:style>
    <style:style style:name="Table2.A" style:family="table-column">
      <style:table-column-properties style:column-width="15.406cm"/>
    </style:style>
    <style:style style:name="Table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3" style:family="table">
      <style:table-properties style:width="15.406cm" fo:margin-left="-0.201cm" table:align="left"/>
    </style:style>
    <style:style style:name="Table3.A" style:family="table-column">
      <style:table-column-properties style:column-width="15.406cm"/>
    </style:style>
    <style:style style:name="Table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4" style:family="table">
      <style:table-properties style:width="15.406cm" fo:margin-left="-0.201cm" table:align="left"/>
    </style:style>
    <style:style style:name="Table4.A" style:family="table-column">
      <style:table-column-properties style:column-width="0.917cm"/>
    </style:style>
    <style:style style:name="Table4.B" style:family="table-column">
      <style:table-column-properties style:column-width="6.706cm"/>
    </style:style>
    <style:style style:name="Table4.C" style:family="table-column">
      <style:table-column-properties style:column-width="0.914cm"/>
    </style:style>
    <style:style style:name="Table4.D" style:family="table-column">
      <style:table-column-properties style:column-width="6.869cm"/>
    </style:style>
    <style:style style:name="Table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4.B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4.C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4.D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4.A3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.A6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D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.A7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.B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D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.A8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.B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D8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" style:family="table">
      <style:table-properties style:width="15.406cm" fo:margin-left="-0.201cm" table:align="left"/>
    </style:style>
    <style:style style:name="Table5.A" style:family="table-column">
      <style:table-column-properties style:column-width="1.161cm"/>
    </style:style>
    <style:style style:name="Table5.B" style:family="table-column">
      <style:table-column-properties style:column-width="14.245cm"/>
    </style:style>
    <style:style style:name="Table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5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5.A3" style:family="table-cell">
      <style:table-cell-properties fo:padding-left="0.123cm" fo:padding-right="0.123cm" fo:padding-top="0cm" fo:padding-bottom="0cm" fo:border-left="2.25pt solid #000000" fo:border-right="none" fo:border-top="0.25pt solid #000000" fo:border-bottom="0.25pt solid #000000" style:writing-mode="lr-tb"/>
    </style:style>
    <style:style style:name="Table5.B3" style:family="table-cell">
      <style:table-cell-properties fo:padding-left="0.123cm" fo:padding-right="0.123cm" fo:padding-top="0cm" fo:padding-bottom="0cm" fo:border-left="0.5pt solid #000000" fo:border-right="2.25pt solid #000000" fo:border-top="0.25pt solid #000000" fo:border-bottom="0.25pt solid #000000" style:writing-mode="lr-tb"/>
    </style:style>
    <style:style style:name="Table5.A4" style:family="table-cell">
      <style:table-cell-properties fo:padding-left="0.123cm" fo:padding-right="0.123cm" fo:padding-top="0cm" fo:padding-bottom="0cm" fo:border-left="2.25pt solid #000000" fo:border-right="none" fo:border-top="0.25pt solid #000000" fo:border-bottom="0.25pt solid #000000" style:writing-mode="lr-tb"/>
    </style:style>
    <style:style style:name="Table5.B4" style:family="table-cell">
      <style:table-cell-properties fo:padding-left="0.123cm" fo:padding-right="0.123cm" fo:padding-top="0cm" fo:padding-bottom="0cm" fo:border-left="0.5pt solid #000000" fo:border-right="2.25pt solid #000000" fo:border-top="0.25pt solid #000000" fo:border-bottom="0.25pt solid #000000" style:writing-mode="lr-tb"/>
    </style:style>
    <style:style style:name="Table5.A5" style:family="table-cell">
      <style:table-cell-properties fo:padding-left="0.123cm" fo:padding-right="0.123cm" fo:padding-top="0cm" fo:padding-bottom="0cm" fo:border-left="2.25pt solid #000000" fo:border-right="none" fo:border-top="0.25pt solid #000000" fo:border-bottom="0.25pt solid #000000" style:writing-mode="lr-tb"/>
    </style:style>
    <style:style style:name="Table5.B5" style:family="table-cell">
      <style:table-cell-properties fo:padding-left="0.123cm" fo:padding-right="0.123cm" fo:padding-top="0cm" fo:padding-bottom="0cm" fo:border-left="0.5pt solid #000000" fo:border-right="2.25pt solid #000000" fo:border-top="0.25pt solid #000000" fo:border-bottom="0.25pt solid #000000" style:writing-mode="lr-tb"/>
    </style:style>
    <style:style style:name="Table5.A6" style:family="table-cell">
      <style:table-cell-properties fo:padding-left="0.123cm" fo:padding-right="0.123cm" fo:padding-top="0cm" fo:padding-bottom="0cm" fo:border-left="2.25pt solid #000000" fo:border-right="none" fo:border-top="0.25pt solid #000000" fo:border-bottom="0.25pt solid #000000" style:writing-mode="lr-tb"/>
    </style:style>
    <style:style style:name="Table5.B6" style:family="table-cell">
      <style:table-cell-properties fo:padding-left="0.123cm" fo:padding-right="0.123cm" fo:padding-top="0cm" fo:padding-bottom="0cm" fo:border-left="0.5pt solid #000000" fo:border-right="2.25pt solid #000000" fo:border-top="0.25pt solid #000000" fo:border-bottom="0.25pt solid #000000" style:writing-mode="lr-tb"/>
    </style:style>
    <style:style style:name="Table5.A7" style:family="table-cell">
      <style:table-cell-properties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e5.B7" style:family="table-cell">
      <style:table-cell-properties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e6" style:family="table">
      <style:table-properties style:width="15.406cm" fo:margin-left="-0.201cm" table:align="left"/>
    </style:style>
    <style:style style:name="Table6.A" style:family="table-column">
      <style:table-column-properties style:column-width="3.14cm"/>
    </style:style>
    <style:style style:name="Table6.B" style:family="table-column">
      <style:table-column-properties style:column-width="5.556cm"/>
    </style:style>
    <style:style style:name="Table6.C" style:family="table-column">
      <style:table-column-properties style:column-width="0.497cm"/>
    </style:style>
    <style:style style:name="Table6.D" style:family="table-column">
      <style:table-column-properties style:column-width="1.249cm"/>
    </style:style>
    <style:style style:name="Table6.E" style:family="table-column">
      <style:table-column-properties style:column-width="1.778cm"/>
    </style:style>
    <style:style style:name="Table6.F" style:family="table-column">
      <style:table-column-properties style:column-width="0.603cm"/>
    </style:style>
    <style:style style:name="Table6.G" style:family="table-column">
      <style:table-column-properties style:column-width="1.111cm"/>
    </style:style>
    <style:style style:name="Table6.H" style:family="table-column">
      <style:table-column-properties style:column-width="1.471cm"/>
    </style:style>
    <style:style style:name="Table6.1" style:family="table-row">
      <style:table-row-properties style:min-row-height="0.467cm" style:use-optimal-row-height="false"/>
    </style:style>
    <style:style style:name="Table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e6.B1" style:family="table-cell">
      <style:table-cell-properties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e6.G1" style:family="table-cell">
      <style:table-cell-properties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.2" style:family="table-row">
      <style:table-row-properties style:min-row-height="0.515cm" style:use-optimal-row-height="false"/>
    </style:style>
    <style:style style:name="Table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6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6.B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6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6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6.B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6.B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6.C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6.E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6.F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6.H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7" style:family="table">
      <style:table-properties style:width="15.406cm" fo:margin-left="-0.201cm" table:align="left"/>
    </style:style>
    <style:style style:name="Table7.A" style:family="table-column">
      <style:table-column-properties style:column-width="15.406cm"/>
    </style:style>
    <style:style style:name="Table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8" style:family="table">
      <style:table-properties style:width="15.406cm" fo:margin-left="-0.201cm" table:align="left"/>
    </style:style>
    <style:style style:name="Table8.A" style:family="table-column">
      <style:table-column-properties style:column-width="15.406cm"/>
    </style:style>
    <style:style style:name="Table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9" style:family="table">
      <style:table-properties style:width="15.663cm" fo:margin-left="-0.201cm" table:align="left"/>
    </style:style>
    <style:style style:name="Table9.A" style:family="table-column">
      <style:table-column-properties style:column-width="0.917cm"/>
    </style:style>
    <style:style style:name="Table9.B" style:family="table-column">
      <style:table-column-properties style:column-width="6.706cm"/>
    </style:style>
    <style:style style:name="Table9.C" style:family="table-column">
      <style:table-column-properties style:column-width="0.914cm"/>
    </style:style>
    <style:style style:name="Table9.D" style:family="table-column">
      <style:table-column-properties style:column-width="7.126cm"/>
    </style:style>
    <style:style style:name="Table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9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9.B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9.C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9.D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9.A3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9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C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D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9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9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C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9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9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D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9.A6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9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D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9.A7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9.B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C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D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0" style:family="table">
      <style:table-properties style:width="15.406cm" fo:margin-left="-0.201cm" table:align="left"/>
    </style:style>
    <style:style style:name="Table10.A" style:family="table-column">
      <style:table-column-properties style:column-width="0.917cm"/>
    </style:style>
    <style:style style:name="Table10.B" style:family="table-column">
      <style:table-column-properties style:column-width="14.489cm"/>
    </style:style>
    <style:style style:name="Table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0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10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10.A3" style:family="table-cell">
      <style:table-cell-properties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e10.B3" style:family="table-cell">
      <style:table-cell-properties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e10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0.B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0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10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11" style:family="table">
      <style:table-properties style:width="15.406cm" fo:margin-left="-0.201cm" fo:break-before="page" table:align="left"/>
    </style:style>
    <style:style style:name="Table11.A" style:family="table-column">
      <style:table-column-properties style:column-width="3.14cm"/>
    </style:style>
    <style:style style:name="Table11.B" style:family="table-column">
      <style:table-column-properties style:column-width="5.556cm"/>
    </style:style>
    <style:style style:name="Table11.C" style:family="table-column">
      <style:table-column-properties style:column-width="0.497cm"/>
    </style:style>
    <style:style style:name="Table11.D" style:family="table-column">
      <style:table-column-properties style:column-width="1.249cm"/>
    </style:style>
    <style:style style:name="Table11.E" style:family="table-column">
      <style:table-column-properties style:column-width="1.778cm"/>
    </style:style>
    <style:style style:name="Table11.F" style:family="table-column">
      <style:table-column-properties style:column-width="0.603cm"/>
    </style:style>
    <style:style style:name="Table11.G" style:family="table-column">
      <style:table-column-properties style:column-width="1.111cm"/>
    </style:style>
    <style:style style:name="Table11.H" style:family="table-column">
      <style:table-column-properties style:column-width="1.471cm"/>
    </style:style>
    <style:style style:name="Table11.1" style:family="table-row">
      <style:table-row-properties style:min-row-height="0.467cm" style:use-optimal-row-height="false"/>
    </style:style>
    <style:style style:name="Table1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e11.B1" style:family="table-cell">
      <style:table-cell-properties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e11.G1" style:family="table-cell">
      <style:table-cell-properties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1.2" style:family="table-row">
      <style:table-row-properties style:min-row-height="0.515cm" style:use-optimal-row-height="false"/>
    </style:style>
    <style:style style:name="Table1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11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1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1.B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1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1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1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1.B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11.B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11.C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11.E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11.F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11.H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12" style:family="table">
      <style:table-properties style:width="15.406cm" fo:margin-left="-0.201cm" table:align="left"/>
    </style:style>
    <style:style style:name="Table12.A" style:family="table-column">
      <style:table-column-properties style:column-width="15.406cm"/>
    </style:style>
    <style:style style:name="Table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2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13" style:family="table">
      <style:table-properties style:width="15.406cm" fo:margin-left="-0.201cm" table:align="left"/>
    </style:style>
    <style:style style:name="Table13.A" style:family="table-column">
      <style:table-column-properties style:column-width="15.406cm"/>
    </style:style>
    <style:style style:name="Table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3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14" style:family="table">
      <style:table-properties style:width="15.406cm" fo:margin-left="-0.201cm" table:align="left"/>
    </style:style>
    <style:style style:name="Table14.A" style:family="table-column">
      <style:table-column-properties style:column-width="0.917cm"/>
    </style:style>
    <style:style style:name="Table14.B" style:family="table-column">
      <style:table-column-properties style:column-width="6.706cm"/>
    </style:style>
    <style:style style:name="Table14.C" style:family="table-column">
      <style:table-column-properties style:column-width="0.914cm"/>
    </style:style>
    <style:style style:name="Table14.D" style:family="table-column">
      <style:table-column-properties style:column-width="6.869cm"/>
    </style:style>
    <style:style style:name="Table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4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14.B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14.C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14.D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14.A3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4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4.C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4.D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4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4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4.C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4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4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4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4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4.D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4.A6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4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4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4.D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4.A7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4.B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4.C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4.D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4.A8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4.B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4.C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4.D8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5" style:family="table">
      <style:table-properties style:width="15.406cm" fo:margin-left="-0.201cm" table:align="left"/>
    </style:style>
    <style:style style:name="Table15.A" style:family="table-column">
      <style:table-column-properties style:column-width="0.917cm"/>
    </style:style>
    <style:style style:name="Table15.B" style:family="table-column">
      <style:table-column-properties style:column-width="14.489cm"/>
    </style:style>
    <style:style style:name="Table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5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15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15.A3" style:family="table-cell">
      <style:table-cell-properties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e15.B3" style:family="table-cell">
      <style:table-cell-properties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e15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5.B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5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5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5.A6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5.B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5.A7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5.B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6" style:family="table">
      <style:table-properties style:width="15.406cm" fo:margin-left="-0.201cm" table:align="left"/>
    </style:style>
    <style:style style:name="Table16.A" style:family="table-column">
      <style:table-column-properties style:column-width="3.14cm"/>
    </style:style>
    <style:style style:name="Table16.B" style:family="table-column">
      <style:table-column-properties style:column-width="5.556cm"/>
    </style:style>
    <style:style style:name="Table16.C" style:family="table-column">
      <style:table-column-properties style:column-width="0.497cm"/>
    </style:style>
    <style:style style:name="Table16.D" style:family="table-column">
      <style:table-column-properties style:column-width="1.249cm"/>
    </style:style>
    <style:style style:name="Table16.E" style:family="table-column">
      <style:table-column-properties style:column-width="1.778cm"/>
    </style:style>
    <style:style style:name="Table16.F" style:family="table-column">
      <style:table-column-properties style:column-width="0.603cm"/>
    </style:style>
    <style:style style:name="Table16.G" style:family="table-column">
      <style:table-column-properties style:column-width="1.111cm"/>
    </style:style>
    <style:style style:name="Table16.H" style:family="table-column">
      <style:table-column-properties style:column-width="1.471cm"/>
    </style:style>
    <style:style style:name="Table16.1" style:family="table-row">
      <style:table-row-properties style:min-row-height="0.467cm" style:use-optimal-row-height="false"/>
    </style:style>
    <style:style style:name="Table1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e16.B1" style:family="table-cell">
      <style:table-cell-properties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e16.G1" style:family="table-cell">
      <style:table-cell-properties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6.2" style:family="table-row">
      <style:table-row-properties style:min-row-height="0.515cm" style:use-optimal-row-height="false"/>
    </style:style>
    <style:style style:name="Table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16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1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6.B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6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6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6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6.B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16.B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16.C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16.E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16.F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16.H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17" style:family="table">
      <style:table-properties style:width="15.406cm" fo:margin-left="-0.201cm" table:align="left"/>
    </style:style>
    <style:style style:name="Table17.A" style:family="table-column">
      <style:table-column-properties style:column-width="15.406cm"/>
    </style:style>
    <style:style style:name="Table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7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18" style:family="table">
      <style:table-properties style:width="15.406cm" fo:margin-left="-0.201cm" table:align="left"/>
    </style:style>
    <style:style style:name="Table18.A" style:family="table-column">
      <style:table-column-properties style:column-width="15.406cm"/>
    </style:style>
    <style:style style:name="Table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8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19" style:family="table">
      <style:table-properties style:width="15.406cm" fo:margin-left="-0.201cm" table:align="left"/>
    </style:style>
    <style:style style:name="Table19.A" style:family="table-column">
      <style:table-column-properties style:column-width="0.917cm"/>
    </style:style>
    <style:style style:name="Table19.B" style:family="table-column">
      <style:table-column-properties style:column-width="6.706cm"/>
    </style:style>
    <style:style style:name="Table19.C" style:family="table-column">
      <style:table-column-properties style:column-width="0.914cm"/>
    </style:style>
    <style:style style:name="Table19.D" style:family="table-column">
      <style:table-column-properties style:column-width="6.869cm"/>
    </style:style>
    <style:style style:name="Table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9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19.B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19.C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19.D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19.A3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9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9.C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9.D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9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9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9.C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9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9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9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9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9.D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9.A6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9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9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9.D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19.A7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19.B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9.C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9.D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0" style:family="table">
      <style:table-properties style:width="15.406cm" fo:margin-left="-0.201cm" table:align="left"/>
    </style:style>
    <style:style style:name="Table20.A" style:family="table-column">
      <style:table-column-properties style:column-width="0.917cm"/>
    </style:style>
    <style:style style:name="Table20.B" style:family="table-column">
      <style:table-column-properties style:column-width="14.489cm"/>
    </style:style>
    <style:style style:name="Table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0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20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20.A3" style:family="table-cell">
      <style:table-cell-properties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e20.B3" style:family="table-cell">
      <style:table-cell-properties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e20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20.B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0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20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21" style:family="table">
      <style:table-properties style:width="15.406cm" fo:margin-left="-0.201cm" table:align="left"/>
    </style:style>
    <style:style style:name="Table21.A" style:family="table-column">
      <style:table-column-properties style:column-width="3.14cm"/>
    </style:style>
    <style:style style:name="Table21.B" style:family="table-column">
      <style:table-column-properties style:column-width="5.556cm"/>
    </style:style>
    <style:style style:name="Table21.C" style:family="table-column">
      <style:table-column-properties style:column-width="0.497cm"/>
    </style:style>
    <style:style style:name="Table21.D" style:family="table-column">
      <style:table-column-properties style:column-width="1.249cm"/>
    </style:style>
    <style:style style:name="Table21.E" style:family="table-column">
      <style:table-column-properties style:column-width="1.778cm"/>
    </style:style>
    <style:style style:name="Table21.F" style:family="table-column">
      <style:table-column-properties style:column-width="0.603cm"/>
    </style:style>
    <style:style style:name="Table21.G" style:family="table-column">
      <style:table-column-properties style:column-width="1.111cm"/>
    </style:style>
    <style:style style:name="Table21.H" style:family="table-column">
      <style:table-column-properties style:column-width="1.471cm"/>
    </style:style>
    <style:style style:name="Table21.1" style:family="table-row">
      <style:table-row-properties style:min-row-height="0.467cm" style:use-optimal-row-height="false"/>
    </style:style>
    <style:style style:name="Table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e21.B1" style:family="table-cell">
      <style:table-cell-properties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e21.G1" style:family="table-cell">
      <style:table-cell-properties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1.2" style:family="table-row">
      <style:table-row-properties style:min-row-height="0.515cm" style:use-optimal-row-height="false"/>
    </style:style>
    <style:style style:name="Table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21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21.B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1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1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1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1.B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21.B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21.C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21.E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21.F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21.H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22" style:family="table">
      <style:table-properties style:width="15.406cm" fo:margin-left="-0.201cm" table:align="left"/>
    </style:style>
    <style:style style:name="Table22.A" style:family="table-column">
      <style:table-column-properties style:column-width="15.406cm"/>
    </style:style>
    <style:style style:name="Table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2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23" style:family="table">
      <style:table-properties style:width="15.406cm" fo:margin-left="-0.201cm" table:align="left"/>
    </style:style>
    <style:style style:name="Table23.A" style:family="table-column">
      <style:table-column-properties style:column-width="15.406cm"/>
    </style:style>
    <style:style style:name="Table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3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24" style:family="table">
      <style:table-properties style:width="15.406cm" fo:margin-left="-0.201cm" table:align="left"/>
    </style:style>
    <style:style style:name="Table24.A" style:family="table-column">
      <style:table-column-properties style:column-width="0.917cm"/>
    </style:style>
    <style:style style:name="Table24.B" style:family="table-column">
      <style:table-column-properties style:column-width="6.706cm"/>
    </style:style>
    <style:style style:name="Table24.C" style:family="table-column">
      <style:table-column-properties style:column-width="0.914cm"/>
    </style:style>
    <style:style style:name="Table24.D" style:family="table-column">
      <style:table-column-properties style:column-width="6.869cm"/>
    </style:style>
    <style:style style:name="Table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4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24.B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24.C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24.D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24.A3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24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4.C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4.D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4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24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4.C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4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4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24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4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4.D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4.A6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24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4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4.D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4.A7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24.B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4.C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4.D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4.A8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24.B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4.C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4.D8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5" style:family="table">
      <style:table-properties style:width="15.406cm" fo:margin-left="-0.201cm" table:align="left"/>
    </style:style>
    <style:style style:name="Table25.A" style:family="table-column">
      <style:table-column-properties style:column-width="0.917cm"/>
    </style:style>
    <style:style style:name="Table25.B" style:family="table-column">
      <style:table-column-properties style:column-width="14.489cm"/>
    </style:style>
    <style:style style:name="Table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5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25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25.A3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25.B3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25.A4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25.B4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25.A5" style:family="table-cell">
      <style:table-cell-properties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e25.B5" style:family="table-cell">
      <style:table-cell-properties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e26" style:family="table">
      <style:table-properties style:width="15.406cm" fo:margin-left="-0.201cm" table:align="left"/>
    </style:style>
    <style:style style:name="Table26.A" style:family="table-column">
      <style:table-column-properties style:column-width="3.14cm"/>
    </style:style>
    <style:style style:name="Table26.B" style:family="table-column">
      <style:table-column-properties style:column-width="5.556cm"/>
    </style:style>
    <style:style style:name="Table26.C" style:family="table-column">
      <style:table-column-properties style:column-width="0.497cm"/>
    </style:style>
    <style:style style:name="Table26.D" style:family="table-column">
      <style:table-column-properties style:column-width="1.249cm"/>
    </style:style>
    <style:style style:name="Table26.E" style:family="table-column">
      <style:table-column-properties style:column-width="1.778cm"/>
    </style:style>
    <style:style style:name="Table26.F" style:family="table-column">
      <style:table-column-properties style:column-width="0.603cm"/>
    </style:style>
    <style:style style:name="Table26.G" style:family="table-column">
      <style:table-column-properties style:column-width="1.111cm"/>
    </style:style>
    <style:style style:name="Table26.H" style:family="table-column">
      <style:table-column-properties style:column-width="1.471cm"/>
    </style:style>
    <style:style style:name="Table26.1" style:family="table-row">
      <style:table-row-properties style:min-row-height="0.467cm" style:use-optimal-row-height="false"/>
    </style:style>
    <style:style style:name="Table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e26.B1" style:family="table-cell">
      <style:table-cell-properties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e26.G1" style:family="table-cell">
      <style:table-cell-properties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6.2" style:family="table-row">
      <style:table-row-properties style:min-row-height="0.515cm" style:use-optimal-row-height="false"/>
    </style:style>
    <style:style style:name="Table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26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26.B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6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6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6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6.B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26.B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26.C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26.E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26.F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26.H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27" style:family="table">
      <style:table-properties style:width="15.406cm" fo:margin-left="-0.201cm" table:align="left"/>
    </style:style>
    <style:style style:name="Table27.A" style:family="table-column">
      <style:table-column-properties style:column-width="15.406cm"/>
    </style:style>
    <style:style style:name="Table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7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28" style:family="table">
      <style:table-properties style:width="15.406cm" fo:margin-left="-0.201cm" table:align="left"/>
    </style:style>
    <style:style style:name="Table28.A" style:family="table-column">
      <style:table-column-properties style:column-width="15.406cm"/>
    </style:style>
    <style:style style:name="Table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8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29" style:family="table">
      <style:table-properties style:width="15.406cm" fo:margin-left="-0.201cm" table:align="left"/>
    </style:style>
    <style:style style:name="Table29.A" style:family="table-column">
      <style:table-column-properties style:column-width="0.917cm"/>
    </style:style>
    <style:style style:name="Table29.B" style:family="table-column">
      <style:table-column-properties style:column-width="6.706cm"/>
    </style:style>
    <style:style style:name="Table29.C" style:family="table-column">
      <style:table-column-properties style:column-width="0.914cm"/>
    </style:style>
    <style:style style:name="Table29.D" style:family="table-column">
      <style:table-column-properties style:column-width="6.869cm"/>
    </style:style>
    <style:style style:name="Table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9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29.B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29.C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29.D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29.A3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29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9.C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9.D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9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29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9.C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9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9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29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9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9.D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0" style:family="table">
      <style:table-properties style:width="15.406cm" fo:margin-left="-0.201cm" table:align="left"/>
    </style:style>
    <style:style style:name="Table30.A" style:family="table-column">
      <style:table-column-properties style:column-width="0.917cm"/>
    </style:style>
    <style:style style:name="Table30.B" style:family="table-column">
      <style:table-column-properties style:column-width="14.489cm"/>
    </style:style>
    <style:style style:name="Table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0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30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30.A3" style:family="table-cell">
      <style:table-cell-properties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e30.B3" style:family="table-cell">
      <style:table-cell-properties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e30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30.B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0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30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31" style:family="table">
      <style:table-properties style:width="15.406cm" fo:margin-left="-0.201cm" table:align="left"/>
    </style:style>
    <style:style style:name="Table31.A" style:family="table-column">
      <style:table-column-properties style:column-width="3.14cm"/>
    </style:style>
    <style:style style:name="Table31.B" style:family="table-column">
      <style:table-column-properties style:column-width="5.556cm"/>
    </style:style>
    <style:style style:name="Table31.C" style:family="table-column">
      <style:table-column-properties style:column-width="0.497cm"/>
    </style:style>
    <style:style style:name="Table31.D" style:family="table-column">
      <style:table-column-properties style:column-width="1.249cm"/>
    </style:style>
    <style:style style:name="Table31.E" style:family="table-column">
      <style:table-column-properties style:column-width="1.778cm"/>
    </style:style>
    <style:style style:name="Table31.F" style:family="table-column">
      <style:table-column-properties style:column-width="0.603cm"/>
    </style:style>
    <style:style style:name="Table31.G" style:family="table-column">
      <style:table-column-properties style:column-width="1.111cm"/>
    </style:style>
    <style:style style:name="Table31.H" style:family="table-column">
      <style:table-column-properties style:column-width="1.471cm"/>
    </style:style>
    <style:style style:name="Table31.1" style:family="table-row">
      <style:table-row-properties style:min-row-height="0.467cm" style:use-optimal-row-height="false"/>
    </style:style>
    <style:style style:name="Table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e31.B1" style:family="table-cell">
      <style:table-cell-properties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e31.G1" style:family="table-cell">
      <style:table-cell-properties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1.2" style:family="table-row">
      <style:table-row-properties style:min-row-height="0.515cm" style:use-optimal-row-height="false"/>
    </style:style>
    <style:style style:name="Table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31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31.B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1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1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1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1.B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31.B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31.C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31.E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31.F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31.H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32" style:family="table">
      <style:table-properties style:width="15.406cm" fo:margin-left="-0.201cm" table:align="left"/>
    </style:style>
    <style:style style:name="Table32.A" style:family="table-column">
      <style:table-column-properties style:column-width="15.406cm"/>
    </style:style>
    <style:style style:name="Table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2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33" style:family="table">
      <style:table-properties style:width="15.406cm" fo:margin-left="-0.201cm" table:align="left"/>
    </style:style>
    <style:style style:name="Table33.A" style:family="table-column">
      <style:table-column-properties style:column-width="15.406cm"/>
    </style:style>
    <style:style style:name="Table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3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34" style:family="table">
      <style:table-properties style:width="15.406cm" fo:margin-left="-0.201cm" table:align="left"/>
    </style:style>
    <style:style style:name="Table34.A" style:family="table-column">
      <style:table-column-properties style:column-width="0.917cm"/>
    </style:style>
    <style:style style:name="Table34.B" style:family="table-column">
      <style:table-column-properties style:column-width="6.706cm"/>
    </style:style>
    <style:style style:name="Table34.C" style:family="table-column">
      <style:table-column-properties style:column-width="0.914cm"/>
    </style:style>
    <style:style style:name="Table34.D" style:family="table-column">
      <style:table-column-properties style:column-width="6.869cm"/>
    </style:style>
    <style:style style:name="Table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4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34.B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34.C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34.D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34.A3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34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4.C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4.D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4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34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4.C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4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4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34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4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4.D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4.A6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34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4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4.D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4.A7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34.B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4.C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4.D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5" style:family="table">
      <style:table-properties style:width="15.406cm" fo:margin-left="-0.201cm" table:align="left"/>
    </style:style>
    <style:style style:name="Table35.A" style:family="table-column">
      <style:table-column-properties style:column-width="0.917cm"/>
    </style:style>
    <style:style style:name="Table35.B" style:family="table-column">
      <style:table-column-properties style:column-width="14.489cm"/>
    </style:style>
    <style:style style:name="Table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5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35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35.A3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35.B3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35.A4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35.B4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35.A5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35.B5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35.A6" style:family="table-cell">
      <style:table-cell-properties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e35.B6" style:family="table-cell">
      <style:table-cell-properties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e35.A7" style:family="table-cell">
      <style:table-cell-properties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35.B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36" style:family="table">
      <style:table-properties style:width="15.406cm" fo:margin-left="-0.201cm" table:align="left"/>
    </style:style>
    <style:style style:name="Table36.A" style:family="table-column">
      <style:table-column-properties style:column-width="3.14cm"/>
    </style:style>
    <style:style style:name="Table36.B" style:family="table-column">
      <style:table-column-properties style:column-width="5.556cm"/>
    </style:style>
    <style:style style:name="Table36.C" style:family="table-column">
      <style:table-column-properties style:column-width="0.497cm"/>
    </style:style>
    <style:style style:name="Table36.D" style:family="table-column">
      <style:table-column-properties style:column-width="1.249cm"/>
    </style:style>
    <style:style style:name="Table36.E" style:family="table-column">
      <style:table-column-properties style:column-width="1.778cm"/>
    </style:style>
    <style:style style:name="Table36.F" style:family="table-column">
      <style:table-column-properties style:column-width="0.603cm"/>
    </style:style>
    <style:style style:name="Table36.G" style:family="table-column">
      <style:table-column-properties style:column-width="1.111cm"/>
    </style:style>
    <style:style style:name="Table36.H" style:family="table-column">
      <style:table-column-properties style:column-width="1.471cm"/>
    </style:style>
    <style:style style:name="Table36.1" style:family="table-row">
      <style:table-row-properties style:min-row-height="0.467cm" style:use-optimal-row-height="false"/>
    </style:style>
    <style:style style:name="Table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e36.B1" style:family="table-cell">
      <style:table-cell-properties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e36.G1" style:family="table-cell">
      <style:table-cell-properties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6.2" style:family="table-row">
      <style:table-row-properties style:min-row-height="0.515cm" style:use-optimal-row-height="false"/>
    </style:style>
    <style:style style:name="Table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36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36.B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6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6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6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6.B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36.B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36.C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36.E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36.F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36.H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37" style:family="table">
      <style:table-properties style:width="15.406cm" fo:margin-left="-0.201cm" table:align="left"/>
    </style:style>
    <style:style style:name="Table37.A" style:family="table-column">
      <style:table-column-properties style:column-width="15.406cm"/>
    </style:style>
    <style:style style:name="Table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7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38" style:family="table">
      <style:table-properties style:width="15.406cm" fo:margin-left="-0.201cm" table:align="left"/>
    </style:style>
    <style:style style:name="Table38.A" style:family="table-column">
      <style:table-column-properties style:column-width="15.406cm"/>
    </style:style>
    <style:style style:name="Table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8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39" style:family="table">
      <style:table-properties style:width="15.406cm" fo:margin-left="-0.201cm" table:align="left"/>
    </style:style>
    <style:style style:name="Table39.A" style:family="table-column">
      <style:table-column-properties style:column-width="0.917cm"/>
    </style:style>
    <style:style style:name="Table39.B" style:family="table-column">
      <style:table-column-properties style:column-width="6.706cm"/>
    </style:style>
    <style:style style:name="Table39.C" style:family="table-column">
      <style:table-column-properties style:column-width="0.914cm"/>
    </style:style>
    <style:style style:name="Table39.D" style:family="table-column">
      <style:table-column-properties style:column-width="6.869cm"/>
    </style:style>
    <style:style style:name="Table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9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39.B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39.C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39.D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39.A3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39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9.C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9.D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9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39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9.C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9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9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39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9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9.D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39.A6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39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9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9.D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0" style:family="table">
      <style:table-properties style:width="15.406cm" fo:margin-left="-0.201cm" table:align="left"/>
    </style:style>
    <style:style style:name="Table40.A" style:family="table-column">
      <style:table-column-properties style:column-width="0.917cm"/>
    </style:style>
    <style:style style:name="Table40.B" style:family="table-column">
      <style:table-column-properties style:column-width="14.489cm"/>
    </style:style>
    <style:style style:name="Table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0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40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40.A3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40.B3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40.A4" style:family="table-cell">
      <style:table-cell-properties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e40.B4" style:family="table-cell">
      <style:table-cell-properties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e40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40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41" style:family="table">
      <style:table-properties style:width="15.406cm" fo:margin-left="-0.201cm" table:align="left"/>
    </style:style>
    <style:style style:name="Table41.A" style:family="table-column">
      <style:table-column-properties style:column-width="3.14cm"/>
    </style:style>
    <style:style style:name="Table41.B" style:family="table-column">
      <style:table-column-properties style:column-width="5.556cm"/>
    </style:style>
    <style:style style:name="Table41.C" style:family="table-column">
      <style:table-column-properties style:column-width="0.497cm"/>
    </style:style>
    <style:style style:name="Table41.D" style:family="table-column">
      <style:table-column-properties style:column-width="1.249cm"/>
    </style:style>
    <style:style style:name="Table41.E" style:family="table-column">
      <style:table-column-properties style:column-width="1.778cm"/>
    </style:style>
    <style:style style:name="Table41.F" style:family="table-column">
      <style:table-column-properties style:column-width="0.603cm"/>
    </style:style>
    <style:style style:name="Table41.G" style:family="table-column">
      <style:table-column-properties style:column-width="1.111cm"/>
    </style:style>
    <style:style style:name="Table41.H" style:family="table-column">
      <style:table-column-properties style:column-width="1.471cm"/>
    </style:style>
    <style:style style:name="Table41.1" style:family="table-row">
      <style:table-row-properties style:min-row-height="0.467cm" style:use-optimal-row-height="false"/>
    </style:style>
    <style:style style:name="Table4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e41.B1" style:family="table-cell">
      <style:table-cell-properties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e41.G1" style:family="table-cell">
      <style:table-cell-properties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1.2" style:family="table-row">
      <style:table-row-properties style:min-row-height="0.515cm" style:use-optimal-row-height="false"/>
    </style:style>
    <style:style style:name="Table4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41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4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1.B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1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1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1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1.B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41.B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41.C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41.E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41.F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41.H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42" style:family="table">
      <style:table-properties style:width="15.406cm" fo:margin-left="-0.201cm" table:align="left"/>
    </style:style>
    <style:style style:name="Table42.A" style:family="table-column">
      <style:table-column-properties style:column-width="15.406cm"/>
    </style:style>
    <style:style style:name="Table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2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43" style:family="table">
      <style:table-properties style:width="15.406cm" fo:margin-left="-0.201cm" table:align="left"/>
    </style:style>
    <style:style style:name="Table43.A" style:family="table-column">
      <style:table-column-properties style:column-width="15.406cm"/>
    </style:style>
    <style:style style:name="Table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3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44" style:family="table">
      <style:table-properties style:width="15.406cm" fo:margin-left="-0.201cm" table:align="left"/>
    </style:style>
    <style:style style:name="Table44.A" style:family="table-column">
      <style:table-column-properties style:column-width="0.917cm"/>
    </style:style>
    <style:style style:name="Table44.B" style:family="table-column">
      <style:table-column-properties style:column-width="6.706cm"/>
    </style:style>
    <style:style style:name="Table44.C" style:family="table-column">
      <style:table-column-properties style:column-width="0.914cm"/>
    </style:style>
    <style:style style:name="Table44.D" style:family="table-column">
      <style:table-column-properties style:column-width="6.869cm"/>
    </style:style>
    <style:style style:name="Table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4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44.B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44.C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44.D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44.A3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4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4.C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4.D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4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4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4.C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4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4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4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4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4.D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4.A6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4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4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4.D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5" style:family="table">
      <style:table-properties style:width="15.406cm" fo:margin-left="-0.201cm" table:align="left"/>
    </style:style>
    <style:style style:name="Table45.A" style:family="table-column">
      <style:table-column-properties style:column-width="0.917cm"/>
    </style:style>
    <style:style style:name="Table45.B" style:family="table-column">
      <style:table-column-properties style:column-width="14.489cm"/>
    </style:style>
    <style:style style:name="Table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5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45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45.A3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45.B3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46" style:family="table">
      <style:table-properties style:width="15.406cm" fo:margin-left="-0.201cm" table:align="left"/>
    </style:style>
    <style:style style:name="Table46.A" style:family="table-column">
      <style:table-column-properties style:column-width="3.14cm"/>
    </style:style>
    <style:style style:name="Table46.B" style:family="table-column">
      <style:table-column-properties style:column-width="5.556cm"/>
    </style:style>
    <style:style style:name="Table46.C" style:family="table-column">
      <style:table-column-properties style:column-width="0.497cm"/>
    </style:style>
    <style:style style:name="Table46.D" style:family="table-column">
      <style:table-column-properties style:column-width="1.249cm"/>
    </style:style>
    <style:style style:name="Table46.E" style:family="table-column">
      <style:table-column-properties style:column-width="1.778cm"/>
    </style:style>
    <style:style style:name="Table46.F" style:family="table-column">
      <style:table-column-properties style:column-width="0.603cm"/>
    </style:style>
    <style:style style:name="Table46.G" style:family="table-column">
      <style:table-column-properties style:column-width="1.111cm"/>
    </style:style>
    <style:style style:name="Table46.H" style:family="table-column">
      <style:table-column-properties style:column-width="1.471cm"/>
    </style:style>
    <style:style style:name="Table46.1" style:family="table-row">
      <style:table-row-properties style:min-row-height="0.467cm" style:use-optimal-row-height="false"/>
    </style:style>
    <style:style style:name="Table4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e46.B1" style:family="table-cell">
      <style:table-cell-properties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e46.G1" style:family="table-cell">
      <style:table-cell-properties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6.2" style:family="table-row">
      <style:table-row-properties style:min-row-height="0.515cm" style:use-optimal-row-height="false"/>
    </style:style>
    <style:style style:name="Table4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46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4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6.B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6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6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6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6.B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46.B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46.C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46.E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46.F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46.H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47" style:family="table">
      <style:table-properties style:width="15.406cm" fo:margin-left="-0.201cm" table:align="left"/>
    </style:style>
    <style:style style:name="Table47.A" style:family="table-column">
      <style:table-column-properties style:column-width="15.406cm"/>
    </style:style>
    <style:style style:name="Table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7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48" style:family="table">
      <style:table-properties style:width="15.406cm" fo:margin-left="-0.201cm" table:align="left"/>
    </style:style>
    <style:style style:name="Table48.A" style:family="table-column">
      <style:table-column-properties style:column-width="15.406cm"/>
    </style:style>
    <style:style style:name="Table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8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49" style:family="table">
      <style:table-properties style:width="15.406cm" fo:margin-left="-0.201cm" table:align="left"/>
    </style:style>
    <style:style style:name="Table49.A" style:family="table-column">
      <style:table-column-properties style:column-width="0.917cm"/>
    </style:style>
    <style:style style:name="Table49.B" style:family="table-column">
      <style:table-column-properties style:column-width="6.706cm"/>
    </style:style>
    <style:style style:name="Table49.C" style:family="table-column">
      <style:table-column-properties style:column-width="0.914cm"/>
    </style:style>
    <style:style style:name="Table49.D" style:family="table-column">
      <style:table-column-properties style:column-width="6.869cm"/>
    </style:style>
    <style:style style:name="Table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9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49.B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49.C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49.D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49.A3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9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9.C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9.D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9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9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9.C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9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9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9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9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9.D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49.A6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49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9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9.D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0" style:family="table">
      <style:table-properties style:width="15.406cm" fo:margin-left="-0.201cm" table:align="left"/>
    </style:style>
    <style:style style:name="Table50.A" style:family="table-column">
      <style:table-column-properties style:column-width="0.917cm"/>
    </style:style>
    <style:style style:name="Table50.B" style:family="table-column">
      <style:table-column-properties style:column-width="14.489cm"/>
    </style:style>
    <style:style style:name="Table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0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50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50.A3" style:family="table-cell">
      <style:table-cell-properties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e50.B3" style:family="table-cell">
      <style:table-cell-properties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e51" style:family="table">
      <style:table-properties style:width="15.406cm" fo:margin-left="-0.201cm" table:align="left"/>
    </style:style>
    <style:style style:name="Table51.A" style:family="table-column">
      <style:table-column-properties style:column-width="3.14cm"/>
    </style:style>
    <style:style style:name="Table51.B" style:family="table-column">
      <style:table-column-properties style:column-width="5.556cm"/>
    </style:style>
    <style:style style:name="Table51.C" style:family="table-column">
      <style:table-column-properties style:column-width="0.497cm"/>
    </style:style>
    <style:style style:name="Table51.D" style:family="table-column">
      <style:table-column-properties style:column-width="1.249cm"/>
    </style:style>
    <style:style style:name="Table51.E" style:family="table-column">
      <style:table-column-properties style:column-width="1.778cm"/>
    </style:style>
    <style:style style:name="Table51.F" style:family="table-column">
      <style:table-column-properties style:column-width="0.603cm"/>
    </style:style>
    <style:style style:name="Table51.G" style:family="table-column">
      <style:table-column-properties style:column-width="1.111cm"/>
    </style:style>
    <style:style style:name="Table51.H" style:family="table-column">
      <style:table-column-properties style:column-width="1.471cm"/>
    </style:style>
    <style:style style:name="Table51.1" style:family="table-row">
      <style:table-row-properties style:min-row-height="0.467cm" style:use-optimal-row-height="false"/>
    </style:style>
    <style:style style:name="Table5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e51.B1" style:family="table-cell">
      <style:table-cell-properties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e51.G1" style:family="table-cell">
      <style:table-cell-properties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1.2" style:family="table-row">
      <style:table-row-properties style:min-row-height="0.515cm" style:use-optimal-row-height="false"/>
    </style:style>
    <style:style style:name="Table5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51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5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51.B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1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1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1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1.B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51.B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51.C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51.E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51.F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51.H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52" style:family="table">
      <style:table-properties style:width="15.406cm" fo:margin-left="-0.201cm" table:align="left"/>
    </style:style>
    <style:style style:name="Table52.A" style:family="table-column">
      <style:table-column-properties style:column-width="15.406cm"/>
    </style:style>
    <style:style style:name="Table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2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53" style:family="table">
      <style:table-properties style:width="15.406cm" fo:margin-left="-0.201cm" table:align="left"/>
    </style:style>
    <style:style style:name="Table53.A" style:family="table-column">
      <style:table-column-properties style:column-width="15.406cm"/>
    </style:style>
    <style:style style:name="Table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3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54" style:family="table">
      <style:table-properties style:width="15.406cm" fo:margin-left="-0.201cm" table:align="left"/>
    </style:style>
    <style:style style:name="Table54.A" style:family="table-column">
      <style:table-column-properties style:column-width="0.917cm"/>
    </style:style>
    <style:style style:name="Table54.B" style:family="table-column">
      <style:table-column-properties style:column-width="6.706cm"/>
    </style:style>
    <style:style style:name="Table54.C" style:family="table-column">
      <style:table-column-properties style:column-width="0.914cm"/>
    </style:style>
    <style:style style:name="Table54.D" style:family="table-column">
      <style:table-column-properties style:column-width="6.869cm"/>
    </style:style>
    <style:style style:name="Table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4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54.B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54.C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54.D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54.A3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54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4.C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4.D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4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54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4.C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4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4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54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4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4.D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4.A6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54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4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4.D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4.A7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54.B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4.C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4.D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5" style:family="table">
      <style:table-properties style:width="15.406cm" fo:margin-left="-0.201cm" table:align="left"/>
    </style:style>
    <style:style style:name="Table55.A" style:family="table-column">
      <style:table-column-properties style:column-width="0.917cm"/>
    </style:style>
    <style:style style:name="Table55.B" style:family="table-column">
      <style:table-column-properties style:column-width="14.489cm"/>
    </style:style>
    <style:style style:name="Table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5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55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55.A3" style:family="table-cell">
      <style:table-cell-properties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e55.B3" style:family="table-cell">
      <style:table-cell-properties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e55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55.B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5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55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56" style:family="table">
      <style:table-properties style:width="15.406cm" fo:margin-left="-0.201cm" table:align="left"/>
    </style:style>
    <style:style style:name="Table56.A" style:family="table-column">
      <style:table-column-properties style:column-width="3.14cm"/>
    </style:style>
    <style:style style:name="Table56.B" style:family="table-column">
      <style:table-column-properties style:column-width="5.556cm"/>
    </style:style>
    <style:style style:name="Table56.C" style:family="table-column">
      <style:table-column-properties style:column-width="0.497cm"/>
    </style:style>
    <style:style style:name="Table56.D" style:family="table-column">
      <style:table-column-properties style:column-width="1.249cm"/>
    </style:style>
    <style:style style:name="Table56.E" style:family="table-column">
      <style:table-column-properties style:column-width="1.778cm"/>
    </style:style>
    <style:style style:name="Table56.F" style:family="table-column">
      <style:table-column-properties style:column-width="0.603cm"/>
    </style:style>
    <style:style style:name="Table56.G" style:family="table-column">
      <style:table-column-properties style:column-width="1.111cm"/>
    </style:style>
    <style:style style:name="Table56.H" style:family="table-column">
      <style:table-column-properties style:column-width="1.471cm"/>
    </style:style>
    <style:style style:name="Table56.1" style:family="table-row">
      <style:table-row-properties style:min-row-height="0.467cm" style:use-optimal-row-height="false"/>
    </style:style>
    <style:style style:name="Table5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e56.B1" style:family="table-cell">
      <style:table-cell-properties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e56.G1" style:family="table-cell">
      <style:table-cell-properties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6.2" style:family="table-row">
      <style:table-row-properties style:min-row-height="0.515cm" style:use-optimal-row-height="false"/>
    </style:style>
    <style:style style:name="Table5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56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5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56.B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6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6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6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6.B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56.B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56.C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56.E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56.F7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e56.H7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57" style:family="table">
      <style:table-properties style:width="15.406cm" fo:margin-left="-0.201cm" table:align="left"/>
    </style:style>
    <style:style style:name="Table57.A" style:family="table-column">
      <style:table-column-properties style:column-width="15.406cm"/>
    </style:style>
    <style:style style:name="Table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7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58" style:family="table">
      <style:table-properties style:width="15.406cm" fo:margin-left="-0.201cm" table:align="left"/>
    </style:style>
    <style:style style:name="Table58.A" style:family="table-column">
      <style:table-column-properties style:column-width="15.406cm"/>
    </style:style>
    <style:style style:name="Table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8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e59" style:family="table">
      <style:table-properties style:width="15.406cm" fo:margin-left="-0.201cm" table:align="left"/>
    </style:style>
    <style:style style:name="Table59.A" style:family="table-column">
      <style:table-column-properties style:column-width="0.917cm"/>
    </style:style>
    <style:style style:name="Table59.B" style:family="table-column">
      <style:table-column-properties style:column-width="6.706cm"/>
    </style:style>
    <style:style style:name="Table59.C" style:family="table-column">
      <style:table-column-properties style:column-width="0.914cm"/>
    </style:style>
    <style:style style:name="Table59.D" style:family="table-column">
      <style:table-column-properties style:column-width="6.869cm"/>
    </style:style>
    <style:style style:name="Table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9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e59.B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59.C2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e59.D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e59.A3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59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9.C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9.D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9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59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9.C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9.D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9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59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9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9.D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59.A6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59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9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9.D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60" style:family="table">
      <style:table-properties style:width="15.406cm" fo:margin-left="-0.201cm" table:align="left"/>
    </style:style>
    <style:style style:name="Table60.A" style:family="table-column">
      <style:table-column-properties style:column-width="0.917cm"/>
    </style:style>
    <style:style style:name="Table60.B" style:family="table-column">
      <style:table-column-properties style:column-width="14.489cm"/>
    </style:style>
    <style:style style:name="Table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0.A2" style:family="table-cell">
      <style:table-cell-properties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e60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e60.A3" style:family="table-cell">
      <style:table-cell-properties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e60.B3" style:family="table-cell">
      <style:table-cell-properties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e60.A4" style:family="table-cell">
      <style:table-cell-properties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60.B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60.A5" style:family="table-cell">
      <style:table-cell-properties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60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Standard">
      <style:paragraph-properties fo:break-before="pag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 fo:break-before="page"/>
      <style:text-properties style:font-name="Arial" style:font-name-complex="Arial"/>
    </style:style>
    <style:style style:name="P3" style:family="paragraph" style:parent-style-name="Standard">
      <style:paragraph-properties fo:break-before="page"/>
      <style:text-properties style:font-name="Arial" fo:font-size="12pt" style:font-size-asian="12pt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style:snap-to-layout-grid="false"/>
      <style:text-properties style:font-name="Arial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8" style:family="paragraph" style:parent-style-name="Standard"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1pt" style:font-size-asian="11pt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 style:snap-to-layout-grid="false">
        <style:tab-stops/>
      </style:paragraph-properties>
      <style:text-properties style:font-name="Arial" style:font-name-complex="Arial"/>
    </style:style>
    <style:style style:name="P18" style:family="paragraph" style:parent-style-name="Standard">
      <style:paragraph-properties fo:margin-left="1.249cm" fo:margin-right="0cm" fo:text-align="justify" style:justify-single-word="false" fo:text-indent="-1.249cm" style:auto-text-indent="false" style:snap-to-layout-grid="false">
        <style:tab-stops/>
      </style:paragraph-properties>
    </style:style>
    <style:style style:name="P19" style:family="paragraph" style:parent-style-name="Standard">
      <style:text-properties style:font-name="Arial" style:font-name-complex="Arial"/>
    </style:style>
    <style:style style:name="P20" style:family="paragraph" style:parent-style-name="Standard" style:list-style-name="L1">
      <style:paragraph-properties fo:text-align="justify" style:justify-single-word="false" style:snap-to-layout-grid="false"/>
      <style:text-properties style:font-name="Arial" style:font-name-complex="Arial"/>
    </style:style>
    <style:style style:name="P21" style:family="paragraph" style:parent-style-name="Standard" style:list-style-name="L3">
      <style:paragraph-properties fo:text-align="justify" style:justify-single-word="false" style:snap-to-layout-grid="false"/>
      <style:text-properties style:font-name="Arial" style:font-name-complex="Arial"/>
    </style:style>
    <style:style style:name="P22" style:family="paragraph" style:parent-style-name="Standard" style:list-style-name="L4">
      <style:paragraph-properties fo:text-align="justify" style:justify-single-word="false" style:snap-to-layout-grid="false"/>
      <style:text-properties style:font-name="Arial" style:font-name-complex="Arial"/>
    </style:style>
    <style:style style:name="P23" style:family="paragraph" style:parent-style-name="Standard" style:list-style-name="L5">
      <style:paragraph-properties fo:text-align="justify" style:justify-single-word="false" style:snap-to-layout-grid="false"/>
      <style:text-properties style:font-name="Arial" style:font-name-complex="Arial"/>
    </style:style>
    <style:style style:name="P24" style:family="paragraph" style:parent-style-name="Standard" style:list-style-name="L6">
      <style:paragraph-properties fo:text-align="justify" style:justify-single-word="false" style:snap-to-layout-grid="false"/>
      <style:text-properties style:font-name="Arial" style:font-name-complex="Arial"/>
    </style:style>
    <style:style style:name="P25" style:family="paragraph" style:parent-style-name="Standard" style:list-style-name="L7">
      <style:paragraph-properties fo:text-align="justify" style:justify-single-word="false" style:snap-to-layout-grid="false"/>
      <style:text-properties style:font-name="Arial" style:font-name-complex="Arial"/>
    </style:style>
    <style:style style:name="P26" style:family="paragraph" style:parent-style-name="Standard" style:list-style-name="L8">
      <style:paragraph-properties fo:text-align="justify" style:justify-single-word="false" style:snap-to-layout-grid="false"/>
      <style:text-properties style:font-name="Arial" style:font-name-complex="Arial"/>
    </style:style>
    <style:style style:name="P27" style:family="paragraph" style:parent-style-name="Standard" style:list-style-name="L9">
      <style:paragraph-properties fo:text-align="justify" style:justify-single-word="false" style:snap-to-layout-grid="false"/>
      <style:text-properties style:font-name="Arial" style:font-name-complex="Arial"/>
    </style:style>
    <style:style style:name="P28" style:family="paragraph" style:parent-style-name="Standard" style:list-style-name="L10">
      <style:paragraph-properties fo:text-align="justify" style:justify-single-word="false" style:snap-to-layout-grid="false"/>
      <style:text-properties style:font-name="Arial" style:font-name-complex="Arial"/>
    </style:style>
    <style:style style:name="P29" style:family="paragraph" style:parent-style-name="Standard" style:list-style-name="L11">
      <style:paragraph-properties fo:text-align="justify" style:justify-single-word="false" style:snap-to-layout-grid="false"/>
      <style:text-properties style:font-name="Arial" style:font-name-complex="Arial"/>
    </style:style>
    <style:style style:name="P30" style:family="paragraph" style:parent-style-name="Standard" style:list-style-name="L12">
      <style:paragraph-properties fo:text-align="justify" style:justify-single-word="false" style:snap-to-layout-grid="false"/>
      <style:text-properties style:font-name="Arial" style:font-name-complex="Arial"/>
    </style:style>
    <style:style style:name="P31" style:family="paragraph" style:parent-style-name="Standard" style:list-style-name="L13">
      <style:paragraph-properties fo:text-align="justify" style:justify-single-word="false" style:snap-to-layout-grid="false"/>
      <style:text-properties style:font-name="Arial" style:font-name-complex="Arial"/>
    </style:style>
    <style:style style:name="P32" style:family="paragraph" style:parent-style-name="Standard" style:list-style-name="L14">
      <style:paragraph-properties fo:text-align="justify" style:justify-single-word="false" style:snap-to-layout-grid="false"/>
      <style:text-properties style:font-name="Arial" style:font-name-complex="Arial"/>
    </style:style>
    <style:style style:name="P33" style:family="paragraph" style:parent-style-name="Standard" style:list-style-name="L15">
      <style:paragraph-properties fo:text-align="justify" style:justify-single-word="false" style:snap-to-layout-grid="false"/>
      <style:text-properties style:font-name="Arial" style:font-name-complex="Arial"/>
    </style:style>
    <style:style style:name="P34" style:family="paragraph" style:parent-style-name="Standard" style:list-style-name="L16">
      <style:paragraph-properties fo:text-align="justify" style:justify-single-word="false" style:snap-to-layout-grid="false"/>
      <style:text-properties style:font-name="Arial" style:font-name-complex="Arial"/>
    </style:style>
    <style:style style:name="P35" style:family="paragraph" style:parent-style-name="Standard" style:list-style-name="L17">
      <style:paragraph-properties fo:text-align="justify" style:justify-single-word="false" style:snap-to-layout-grid="false"/>
      <style:text-properties style:font-name="Arial" style:font-name-complex="Arial"/>
    </style:style>
    <style:style style:name="P36" style:family="paragraph" style:parent-style-name="Standard" style:list-style-name="L18">
      <style:paragraph-properties fo:text-align="justify" style:justify-single-word="false" style:snap-to-layout-grid="false"/>
      <style:text-properties style:font-name="Arial" style:font-name-complex="Arial"/>
    </style:style>
    <style:style style:name="P37" style:family="paragraph" style:parent-style-name="Standard" style:list-style-name="L19">
      <style:paragraph-properties fo:text-align="justify" style:justify-single-word="false" style:snap-to-layout-grid="false"/>
      <style:text-properties style:font-name="Arial" style:font-name-complex="Arial"/>
    </style:style>
    <style:style style:name="P38" style:family="paragraph" style:parent-style-name="Standard" style:list-style-name="L20">
      <style:paragraph-properties fo:text-align="justify" style:justify-single-word="false" style:snap-to-layout-grid="false"/>
      <style:text-properties style:font-name="Arial" style:font-name-complex="Arial"/>
    </style:style>
    <style:style style:name="P39" style:family="paragraph" style:parent-style-name="Standard" style:list-style-name="L21">
      <style:paragraph-properties fo:text-align="justify" style:justify-single-word="false" style:snap-to-layout-grid="false"/>
      <style:text-properties style:font-name="Arial" style:font-name-complex="Arial"/>
    </style:style>
    <style:style style:name="P40" style:family="paragraph" style:parent-style-name="Standard" style:list-style-name="L22">
      <style:paragraph-properties fo:text-align="justify" style:justify-single-word="false" style:snap-to-layout-grid="false"/>
      <style:text-properties style:font-name="Arial" style:font-name-complex="Arial"/>
    </style:style>
    <style:style style:name="P41" style:family="paragraph" style:parent-style-name="Standard" style:list-style-name="L2">
      <style:paragraph-properties fo:text-align="justify" style:justify-single-word="false" style:snap-to-layout-grid="false"/>
    </style:style>
    <style:style style:name="P42" style:family="paragraph" style:parent-style-name="Título_20_1">
      <style:paragraph-properties fo:break-before="pag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1pt" style:font-size-asian="11pt" style:font-name-complex="Arial"/>
    </style:style>
    <style:style style:name="T3" style:family="text">
      <style:text-properties officeooo:rsid="00071bf7"/>
    </style:style>
    <style:style style:name="T4" style:family="text">
      <style:text-properties officeooo:rsid="000be82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h text:style-name="P42" text:outline-level="1">Caso de Uso</text:h>
          </table:table-cell>
          <table:table-cell table:style-name="Table1.B1" table:number-columns-spanned="5" office:value-type="string">
            <text:p text:style-name="P5">Nuevo Servicio Turistico</text:p>
          </table:table-cell>
          <table:covered-table-cell/>
          <table:covered-table-cell/>
          <table:covered-table-cell/>
          <table:covered-table-cell/>
          <table:table-cell table:style-name="Table1.G1" table:number-columns-spanned="2" office:value-type="string">
            <text:p text:style-name="P5">CU_01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8">Actores</text:p>
          </table:table-cell>
          <table:table-cell table:style-name="Table1.B2" table:number-columns-spanned="7" office:value-type="string">
            <text:p text:style-name="P9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8">Tipo</text:p>
          </table:table-cell>
          <table:table-cell table:style-name="Table1.B3" table:number-columns-spanned="7" office:value-type="string">
            <text:p text:style-name="P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8">Referencias</text:p>
          </table:table-cell>
          <table:table-cell table:style-name="Table1.B4" table:number-columns-spanned="2" office:value-type="string">
            <text:p text:style-name="P9"/>
          </table:table-cell>
          <table:covered-table-cell/>
          <table:table-cell table:style-name="Table1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8">Precondición</text:p>
          </table:table-cell>
          <table:table-cell table:style-name="Table1.B5" table:number-columns-spanned="7" office:value-type="string">
            <text:p text:style-name="P9">El servicio turístico no debe estar ya registrado en el sistema para evitar información duplic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8">Postcondición</text:p>
          </table:table-cell>
          <table:table-cell table:style-name="Table1.B6" table:number-columns-spanned="7" office:value-type="string">
            <text:p text:style-name="P9">Se añadirá un nuevo servicio turístico al registro de servicios turísticos d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7" office:value-type="string">
            <text:p text:style-name="P8">Autor</text:p>
          </table:table-cell>
          <table:table-cell table:style-name="Table1.B7" office:value-type="string">
            <text:p text:style-name="P9">Jesús Torres Sánchez</text:p>
          </table:table-cell>
          <table:table-cell table:style-name="Table1.C7" table:number-columns-spanned="2" office:value-type="string">
            <text:h text:style-name="Título_20_1" text:outline-level="1">Fecha</text:h>
          </table:table-cell>
          <table:covered-table-cell/>
          <table:table-cell table:style-name="Table1.E7" office:value-type="string">
            <text:p text:style-name="P5"/>
          </table:table-cell>
          <table:table-cell table:style-name="Table1.F7" table:number-columns-spanned="2" office:value-type="string">
            <text:h text:style-name="Título_20_1" text:outline-level="1">Versión</text:h>
          </table:table-cell>
          <table:covered-table-cell/>
          <table:table-cell table:style-name="Table1.H7" office:value-type="string">
            <text:p text:style-name="P5"/>
          </table:table-cell>
        </table:table-row>
      </table:table>
      <text:p text:style-name="P13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Propósito</text:p>
          </table:table-cell>
        </table:table-row>
        <table:table-row>
          <table:table-cell table:style-name="Table2.A2" office:value-type="string">
            <text:p text:style-name="P15">Añadir un nuevo servicio turístico para que los clientes tengan una nueva opción a contratar a la hora de reservar paquetes turísticos.</text:p>
          </table:table-cell>
        </table:table-row>
      </table:table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12">Resumen</text:p>
          </table:table-cell>
        </table:table-row>
        <table:table-row>
          <table:table-cell table:style-name="Table3.A2" office:value-type="string">
            <text:p text:style-name="P15">El agente seleccionará el servicio turístico que pretende añadir y, tras comprobar que es apto para la inclusión, se añade al registro de servicios turísticos del sistema.</text:p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12">Curso Normal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0">1.</text:p>
          </table:table-cell>
          <table:table-cell table:style-name="Table4.B2" office:value-type="string">
            <text:p text:style-name="P11">El agente activa el sistema de adición de un servicio turístico. </text:p>
          </table:table-cell>
          <table:table-cell table:style-name="Table4.C2" office:value-type="string">
            <text:p text:style-name="P10">2.</text:p>
          </table:table-cell>
          <table:table-cell table:style-name="Table4.D2" office:value-type="string">
            <text:p text:style-name="P11">Solicita el tipo de servicio turístico a añadir (reserva de coche, billetes de avión, de tren, etc. )</text:p>
          </table:table-cell>
        </table:table-row>
        <table:table-row>
          <table:table-cell table:style-name="Table4.A3" office:value-type="string">
            <text:p text:style-name="P10">3.</text:p>
          </table:table-cell>
          <table:table-cell table:style-name="Table4.B3" office:value-type="string">
            <text:p text:style-name="P11">El agente proporciona el tipo de servicio a añadir.</text:p>
          </table:table-cell>
          <table:table-cell table:style-name="Table4.C3" office:value-type="string">
            <text:p text:style-name="P10">4.</text:p>
          </table:table-cell>
          <table:table-cell table:style-name="Table4.D3" office:value-type="string">
            <text:p text:style-name="P11">Solicita información general y sobre disponibilidad del servicio (horario) y precios.</text:p>
          </table:table-cell>
        </table:table-row>
        <table:table-row>
          <table:table-cell table:style-name="Table4.A4" office:value-type="string">
            <text:p text:style-name="P10">5.</text:p>
          </table:table-cell>
          <table:table-cell table:style-name="Table4.B4" office:value-type="string">
            <text:p text:style-name="P11">El agente introduce la información general, <text:s/>y de disponibilidad y precios.</text:p>
          </table:table-cell>
          <table:table-cell table:style-name="Table4.C4" office:value-type="string">
            <text:p text:style-name="P10">6.</text:p>
          </table:table-cell>
          <table:table-cell table:style-name="Table4.D4" office:value-type="string">
            <text:p text:style-name="P11">Comprueba la validez de los datos introducidos por el agente.</text:p>
          </table:table-cell>
        </table:table-row>
        <table:table-row>
          <table:table-cell table:style-name="Table4.A5" office:value-type="string">
            <text:p text:style-name="P10"/>
          </table:table-cell>
          <table:table-cell table:style-name="Table4.B5" office:value-type="string">
            <text:p text:style-name="P11"/>
          </table:table-cell>
          <table:table-cell table:style-name="Table4.C5" office:value-type="string">
            <text:p text:style-name="P10">7.</text:p>
          </table:table-cell>
          <table:table-cell table:style-name="Table4.D5" office:value-type="string">
            <text:p text:style-name="P11">Registra el nuevo servicio introducido por el agente, asignándole un identificador.</text:p>
          </table:table-cell>
        </table:table-row>
        <table:table-row>
          <table:table-cell table:style-name="Table4.A6" office:value-type="string">
            <text:p text:style-name="P10"/>
          </table:table-cell>
          <table:table-cell table:style-name="Table4.B6" office:value-type="string">
            <text:p text:style-name="P11"/>
          </table:table-cell>
          <table:table-cell table:style-name="Table4.C6" office:value-type="string">
            <text:p text:style-name="P10">8.</text:p>
          </table:table-cell>
          <table:table-cell table:style-name="Table4.D6" office:value-type="string">
            <text:p text:style-name="P11">Solicita al cliente si desea añadir el servicio a alguna actividad turística.</text:p>
          </table:table-cell>
        </table:table-row>
        <table:table-row>
          <table:table-cell table:style-name="Table4.A7" office:value-type="string">
            <text:p text:style-name="P10">9.</text:p>
          </table:table-cell>
          <table:table-cell table:style-name="Table4.B7" office:value-type="string">
            <text:p text:style-name="P11">Introduce la actividad turística a la que desea añadir el circuito.</text:p>
          </table:table-cell>
          <table:table-cell table:style-name="Table4.C7" office:value-type="string">
            <text:p text:style-name="P10">10.</text:p>
          </table:table-cell>
          <table:table-cell table:style-name="Table4.D7" office:value-type="string">
            <text:p text:style-name="P11">Se añade el servicio turístico a la actividad especificada.</text:p>
          </table:table-cell>
        </table:table-row>
        <table:table-row>
          <table:table-cell table:style-name="Table4.A8" office:value-type="string">
            <text:p text:style-name="P10"/>
          </table:table-cell>
          <table:table-cell table:style-name="Table4.B8" office:value-type="string">
            <text:p text:style-name="P11"/>
          </table:table-cell>
          <table:table-cell table:style-name="Table4.C8" office:value-type="string">
            <text:p text:style-name="P10">11.</text:p>
          </table:table-cell>
          <table:table-cell table:style-name="Table4.D8" office:value-type="string">
            <text:p text:style-name="P11">Genera un informe con los datos del nuevo servicio introducido, incluyendo su identificador.</text:p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2">Cursos Alternos</text:p>
          </table:table-cell>
          <table:covered-table-cell/>
        </table:table-row>
        <table:table-row>
          <table:table-cell table:style-name="Table5.A2" office:value-type="string">
            <text:p text:style-name="P10">6.1</text:p>
          </table:table-cell>
          <table:table-cell table:style-name="Table5.B2" office:value-type="string">
            <text:p text:style-name="P11">Los datos introducidos por el agente no son válidos.</text:p>
          </table:table-cell>
        </table:table-row>
        <table:table-row>
          <table:table-cell table:style-name="Table5.A3" office:value-type="string">
            <text:p text:style-name="P10"/>
          </table:table-cell>
          <table:table-cell table:style-name="Table5.B3" office:value-type="string">
            <text:list xml:id="list2542088407" text:style-name="L1">
              <text:list-item>
                <text:p text:style-name="P20">Se informa al agente del error generado.</text:p>
              </text:list-item>
              <text:list-item>
                <text:p text:style-name="P20">Se finaliza el sistema de inclusión de servicio turístico.</text:p>
              </text:list-item>
            </text:list>
          </table:table-cell>
        </table:table-row>
        <table:table-row>
          <table:table-cell table:style-name="Table5.A4" office:value-type="string">
            <text:p text:style-name="P10">9.1</text:p>
          </table:table-cell>
          <table:table-cell table:style-name="Table5.B4" office:value-type="string">
            <text:p text:style-name="P11">El agente no introduce ninguna actividad turística.</text:p>
          </table:table-cell>
        </table:table-row>
        <table:table-row>
          <table:table-cell table:style-name="Table5.A5" office:value-type="string">
            <text:p text:style-name="P10"/>
          </table:table-cell>
          <table:table-cell table:style-name="Table5.B5" office:value-type="string">
            <text:list xml:id="list3105199620" text:style-name="L2">
              <text:list-item>
                <text:p text:style-name="P41"><text:span text:style-name="Fuente_20_de_20_párrafo_20_predeter."><text:span text:style-name="T1">Nos saltamos el paso 11 y continuamos con el proceso de inclusión de servicio.</text:span></text:span></text:p>
              </text:list-item>
            </text:list>
          </table:table-cell>
        </table:table-row>
        <table:table-row>
          <table:table-cell table:style-name="Table5.A6" office:value-type="string">
            <text:p text:style-name="P10">10.1</text:p>
          </table:table-cell>
          <table:table-cell table:style-name="Table5.B6" office:value-type="string">
            <text:p text:style-name="P11">El servicio añadido a la actividad genera alguna inconsistencia.</text:p>
          </table:table-cell>
        </table:table-row>
        <table:table-row>
          <table:table-cell table:style-name="Table5.A7" office:value-type="string">
            <text:p text:style-name="P10"/>
          </table:table-cell>
          <table:table-cell table:style-name="Table5.B7" office:value-type="string">
            <text:list xml:id="list4157045087" text:style-name="L3">
              <text:list-item>
                <text:p text:style-name="P21">Se replanifican las actividades.</text:p>
              </text:list-item>
            </text:list>
            <text:p text:style-name="P16"><text:span text:style-name="Fuente_20_de_20_párrafo_20_predeter."><text:span text:style-name="T1"><text:s text:c="10"/>1.1 Si no se pueden replanificar, se informa al agente del error y finaliza el proceso.</text:span></text:span></text:p>
          </table:table-cell>
        </table:table-row>
      </table:table>
      <text:p text:style-name="P12"/>
      <text:p text:style-name="P6"/>
      <text:p text:style-name="P4"/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h text:style-name="Título_20_1" text:outline-level="1">Caso de Uso</text:h>
          </table:table-cell>
          <table:table-cell table:style-name="Table6.B1" table:number-columns-spanned="5" office:value-type="string">
            <text:p text:style-name="P5">Eliminar servicio turístico</text:p>
          </table:table-cell>
          <table:covered-table-cell/>
          <table:covered-table-cell/>
          <table:covered-table-cell/>
          <table:covered-table-cell/>
          <table:table-cell table:style-name="Table6.G1" table:number-columns-spanned="2" office:value-type="string">
            <text:p text:style-name="P5">CU_02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8">Actores</text:p>
          </table:table-cell>
          <table:table-cell table:style-name="Table6.B2" table:number-columns-spanned="7" office:value-type="string">
            <text:p text:style-name="P9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3" office:value-type="string">
            <text:p text:style-name="P8">Tipo</text:p>
          </table:table-cell>
          <table:table-cell table:style-name="Table6.B3" table:number-columns-spanned="7" office:value-type="string">
            <text:p text:style-name="P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3" office:value-type="string">
            <text:p text:style-name="P8">Referencias</text:p>
          </table:table-cell>
          <table:table-cell table:style-name="Table6.B4" table:number-columns-spanned="2" office:value-type="string">
            <text:p text:style-name="P9"/>
          </table:table-cell>
          <table:covered-table-cell/>
          <table:table-cell table:style-name="Table6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3" office:value-type="string">
            <text:p text:style-name="P8">Precondición</text:p>
          </table:table-cell>
          <table:table-cell table:style-name="Table6.B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3" office:value-type="string">
            <text:p text:style-name="P8">Postcondición</text:p>
          </table:table-cell>
          <table:table-cell table:style-name="Table6.B6" table:number-columns-spanned="7" office:value-type="string">
            <text:p text:style-name="P9">Se eliminará un servicio turístico del sistema, modificando también las actividades turísticas que incluyen dicho servici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7" office:value-type="string">
            <text:p text:style-name="P8">Autor</text:p>
          </table:table-cell>
          <table:table-cell table:style-name="Table6.B7" office:value-type="string">
            <text:p text:style-name="P9">Jesús Torres Sánchez</text:p>
          </table:table-cell>
          <table:table-cell table:style-name="Table6.C7" table:number-columns-spanned="2" office:value-type="string">
            <text:h text:style-name="Título_20_1" text:outline-level="1">Fecha</text:h>
          </table:table-cell>
          <table:covered-table-cell/>
          <table:table-cell table:style-name="Table6.E7" office:value-type="string">
            <text:p text:style-name="P5"/>
          </table:table-cell>
          <table:table-cell table:style-name="Table6.F7" table:number-columns-spanned="2" office:value-type="string">
            <text:h text:style-name="Título_20_1" text:outline-level="1">Versión</text:h>
          </table:table-cell>
          <table:covered-table-cell/>
          <table:table-cell table:style-name="Table6.H7" office:value-type="string">
            <text:p text:style-name="P5"/>
          </table:table-cell>
        </table:table-row>
      </table:table>
      <text:p text:style-name="P13"/>
      <table:table table:name="Table7" table:style-name="Table7">
        <table:table-column table:style-name="Table7.A"/>
        <table:table-row>
          <table:table-cell table:style-name="Table7.A1" office:value-type="string">
            <text:p text:style-name="P12">Propósito</text:p>
          </table:table-cell>
        </table:table-row>
        <table:table-row>
          <table:table-cell table:style-name="Table7.A2" office:value-type="string">
            <text:p text:style-name="P15">Eliminar un servicio turístico, de forma que los clientes ya no podrán consultar ni contratar dicho servicio.</text:p>
          </table:table-cell>
        </table:table-row>
      </table:table>
      <text:p text:style-name="P14"/>
      <table:table table:name="Table8" table:style-name="Table8">
        <table:table-column table:style-name="Table8.A"/>
        <table:table-row>
          <table:table-cell table:style-name="Table8.A1" office:value-type="string">
            <text:p text:style-name="P12">Resumen</text:p>
          </table:table-cell>
        </table:table-row>
        <table:table-row>
          <table:table-cell table:style-name="Table8.A2" office:value-type="string">
            <text:p text:style-name="P15">El agente debe seleccionar el servicio turístico que desea eliminar. El sistema comprobará que los datos introducidos son válidos y eliminará todos los datos asociados al servicio, modificando las actividades y los paquetes turísticos.</text:p>
          </table:table-cell>
        </table:table-row>
      </table:table>
      <text:p text:style-name="P1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table:number-columns-spanned="4" office:value-type="string">
            <text:p text:style-name="P12">Curso Normal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0">1.</text:p>
          </table:table-cell>
          <table:table-cell table:style-name="Table9.B2" office:value-type="string">
            <text:p text:style-name="P11">El agente selecciona la opción de eliminar un nuevo servicio turístico del sistema.</text:p>
          </table:table-cell>
          <table:table-cell table:style-name="Table9.C2" office:value-type="string">
            <text:p text:style-name="P10">2.</text:p>
          </table:table-cell>
          <table:table-cell table:style-name="Table9.D2" office:value-type="string">
            <text:p text:style-name="P11">Se proporciona una lista con todos los servicios turísticos junto con su identificador asociado.</text:p>
          </table:table-cell>
        </table:table-row>
        <table:table-row>
          <table:table-cell table:style-name="Table9.A3" office:value-type="string">
            <text:p text:style-name="P10"/>
          </table:table-cell>
          <table:table-cell table:style-name="Table9.B3" office:value-type="string">
            <text:p text:style-name="P11"/>
          </table:table-cell>
          <table:table-cell table:style-name="Table9.C3" office:value-type="string">
            <text:p text:style-name="P10">3.</text:p>
          </table:table-cell>
          <table:table-cell table:style-name="Table9.D3" office:value-type="string">
            <text:p text:style-name="P11">Se solicita que se seleccione un identificador.</text:p>
          </table:table-cell>
        </table:table-row>
        <table:table-row>
          <table:table-cell table:style-name="Table9.A4" office:value-type="string">
            <text:p text:style-name="P10">4.</text:p>
          </table:table-cell>
          <table:table-cell table:style-name="Table9.B4" office:value-type="string">
            <text:p text:style-name="P11">El agente selecciona el identificador del servicio turístico que pretende dar de baja.</text:p>
          </table:table-cell>
          <table:table-cell table:style-name="Table9.C4" office:value-type="string">
            <text:p text:style-name="P10">5.</text:p>
          </table:table-cell>
          <table:table-cell table:style-name="Table9.D4" office:value-type="string">
            <text:p text:style-name="P11">Se comprueba que el identificador insertado es válido.</text:p>
          </table:table-cell>
        </table:table-row>
        <table:table-row>
          <table:table-cell table:style-name="Table9.A5" office:value-type="string">
            <text:p text:style-name="P10"/>
          </table:table-cell>
          <table:table-cell table:style-name="Table9.B5" office:value-type="string">
            <text:p text:style-name="P11"/>
          </table:table-cell>
          <table:table-cell table:style-name="Table9.C5" office:value-type="string">
            <text:p text:style-name="P10">7.</text:p>
          </table:table-cell>
          <table:table-cell table:style-name="Table9.D5" office:value-type="string">
            <text:p text:style-name="P11">Por cada actividad previamente recorrida, si ha quedado vacía (sin servicios turísticos), se elimina del sistema.</text:p>
          </table:table-cell>
        </table:table-row>
        <table:table-row>
          <table:table-cell table:style-name="Table9.A6" office:value-type="string">
            <text:p text:style-name="P10"/>
          </table:table-cell>
          <table:table-cell table:style-name="Table9.B6" office:value-type="string">
            <text:p text:style-name="P11"/>
          </table:table-cell>
          <table:table-cell table:style-name="Table9.C6" office:value-type="string">
            <text:p text:style-name="P10">8.</text:p>
          </table:table-cell>
          <table:table-cell table:style-name="Table9.D6" office:value-type="string">
            <text:p text:style-name="P11">Se recorren los paquetes turísticos, modificando su información de acuerdo a las actividades turísticas actualizadas.</text:p>
          </table:table-cell>
        </table:table-row>
        <table:table-row>
          <table:table-cell table:style-name="Table9.A7" office:value-type="string">
            <text:p text:style-name="P10"/>
          </table:table-cell>
          <table:table-cell table:style-name="Table9.B7" office:value-type="string">
            <text:p text:style-name="P11"/>
          </table:table-cell>
          <table:table-cell table:style-name="Table9.C7" office:value-type="string">
            <text:p text:style-name="P10">10.</text:p>
          </table:table-cell>
          <table:table-cell table:style-name="Table9.D7" office:value-type="string">
            <text:p text:style-name="P11">Genera un informe con toda la información de la baja del servicio.</text:p>
          </table:table-cell>
        </table:table-row>
      </table:table>
      <text:p text:style-name="P12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12">Cursos Alternos</text:p>
          </table:table-cell>
          <table:covered-table-cell/>
        </table:table-row>
        <table:table-row>
          <table:table-cell table:style-name="Table10.A2" office:value-type="string">
            <text:p text:style-name="P10">5.1</text:p>
          </table:table-cell>
          <table:table-cell table:style-name="Table10.B2" office:value-type="string">
            <text:p text:style-name="P11">El identificador introducido por el agente no es válido.</text:p>
          </table:table-cell>
        </table:table-row>
        <table:table-row>
          <table:table-cell table:style-name="Table10.A3" office:value-type="string">
            <text:p text:style-name="P10"/>
          </table:table-cell>
          <table:table-cell table:style-name="Table10.B3" office:value-type="string">
            <text:list xml:id="list3783573992" text:style-name="L4">
              <text:list-item>
                <text:p text:style-name="P22">Se informa al agente del error.</text:p>
              </text:list-item>
              <text:list-item>
                <text:p text:style-name="P22">Se finaliza el proceso de eliminación del servicio turístico.</text:p>
              </text:list-item>
            </text:list>
          </table:table-cell>
        </table:table-row>
        <table:table-row>
          <table:table-cell table:style-name="Table10.A4" office:value-type="string">
            <text:p text:style-name="P10">6.1</text:p>
          </table:table-cell>
          <table:table-cell table:style-name="Table10.B4" office:value-type="string">
            <text:p text:style-name="P11">Si alguna actividad ha quedado vacía (sin servicios turísitcos)</text:p>
          </table:table-cell>
        </table:table-row>
        <table:table-row>
          <table:table-cell table:style-name="Table10.A5" office:value-type="string">
            <text:p text:style-name="P7"/>
          </table:table-cell>
          <table:table-cell table:style-name="Table10.B5" office:value-type="string">
            <text:list xml:id="list3141488844" text:style-name="L5">
              <text:list-item>
                <text:p text:style-name="P23">Se elimina dicha actividad del sistema.</text:p>
              </text:list-item>
              <text:list-item>
                <text:p text:style-name="P23">Se continúa con el proceso de eliminación del servicio turístico.</text:p>
              </text:list-item>
            </text:list>
          </table:table-cell>
        </table:table-row>
      </table:table>
      <text:p text:style-name="P4"/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row table:style-name="Table11.1">
          <table:table-cell table:style-name="Table11.A1" office:value-type="string">
            <text:h text:style-name="Título_20_1" text:outline-level="1">Caso de Uso</text:h>
          </table:table-cell>
          <table:table-cell table:style-name="Table11.B1" table:number-columns-spanned="5" office:value-type="string">
            <text:p text:style-name="P5">Modificar Servicio Turístico</text:p>
          </table:table-cell>
          <table:covered-table-cell/>
          <table:covered-table-cell/>
          <table:covered-table-cell/>
          <table:covered-table-cell/>
          <table:table-cell table:style-name="Table11.G1" table:number-columns-spanned="2" office:value-type="string">
            <text:p text:style-name="P5">CU_03</text:p>
          </table:table-cell>
          <table:covered-table-cell/>
        </table:table-row>
        <table:table-row table:style-name="Table11.2">
          <table:table-cell table:style-name="Table11.A2" office:value-type="string">
            <text:p text:style-name="P8">Actores</text:p>
          </table:table-cell>
          <table:table-cell table:style-name="Table11.B2" table:number-columns-spanned="7" office:value-type="string">
            <text:p text:style-name="P9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3" office:value-type="string">
            <text:p text:style-name="P8">Tipo</text:p>
          </table:table-cell>
          <table:table-cell table:style-name="Table11.B3" table:number-columns-spanned="7" office:value-type="string">
            <text:p text:style-name="P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3" office:value-type="string">
            <text:p text:style-name="P8">Referencias</text:p>
          </table:table-cell>
          <table:table-cell table:style-name="Table11.B4" table:number-columns-spanned="2" office:value-type="string">
            <text:p text:style-name="P9"/>
          </table:table-cell>
          <table:covered-table-cell/>
          <table:table-cell table:style-name="Table11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3" office:value-type="string">
            <text:p text:style-name="P8">Precondición</text:p>
          </table:table-cell>
          <table:table-cell table:style-name="Table11.B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3" office:value-type="string">
            <text:p text:style-name="P8">Postcondición</text:p>
          </table:table-cell>
          <table:table-cell table:style-name="Table11.B6" table:number-columns-spanned="7" office:value-type="string">
            <text:p text:style-name="P9">Se habrá modificado algún aspecto sobre el servicio turístico especific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7" office:value-type="string">
            <text:p text:style-name="P8">Autor</text:p>
          </table:table-cell>
          <table:table-cell table:style-name="Table11.B7" office:value-type="string">
            <text:p text:style-name="P9">Jesús Torres Sánchez</text:p>
          </table:table-cell>
          <table:table-cell table:style-name="Table11.C7" table:number-columns-spanned="2" office:value-type="string">
            <text:h text:style-name="Título_20_1" text:outline-level="1">Fecha</text:h>
          </table:table-cell>
          <table:covered-table-cell/>
          <table:table-cell table:style-name="Table11.E7" office:value-type="string">
            <text:p text:style-name="P5"/>
          </table:table-cell>
          <table:table-cell table:style-name="Table11.F7" table:number-columns-spanned="2" office:value-type="string">
            <text:h text:style-name="Título_20_1" text:outline-level="1">Versión</text:h>
          </table:table-cell>
          <table:covered-table-cell/>
          <table:table-cell table:style-name="Table11.H7" office:value-type="string">
            <text:p text:style-name="P5"/>
          </table:table-cell>
        </table:table-row>
      </table:table>
      <text:p text:style-name="P13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Propósito</text:p>
          </table:table-cell>
        </table:table-row>
        <table:table-row>
          <table:table-cell table:style-name="Table12.A2" office:value-type="string">
            <text:p text:style-name="P15">Realizar una modificación o actualización de alguno de los datos asociados a un servicio turístico concreto. </text:p>
          </table:table-cell>
        </table:table-row>
      </table:table>
      <text:p text:style-name="P14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Resumen</text:p>
          </table:table-cell>
        </table:table-row>
        <table:table-row>
          <table:table-cell table:style-name="Table13.A2" office:value-type="string">
            <text:p text:style-name="P16"><text:span text:style-name="Fuente_20_de_20_párrafo_20_predeter."><text:span text:style-name="T2">El agente seleccionará el servicio turístico a modificar. El sistema comprobará que el servicio introducido es válido y solicitará al agente la información sobre el servicio a modificar. Finalmente, se registrarán los cambios en el sistema.</text:span></text:span></text:p>
          </table:table-cell>
        </table:table-row>
      </table:table>
      <text:p text:style-name="P1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table:number-columns-spanned="4" office:value-type="string">
            <text:p text:style-name="P12">Curso Normal</text:p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10">1.</text:p>
          </table:table-cell>
          <table:table-cell table:style-name="Table14.B2" office:value-type="string">
            <text:p text:style-name="P11">El cliente activa la opción de modificación de servicio turístico.</text:p>
          </table:table-cell>
          <table:table-cell table:style-name="Table14.C2" office:value-type="string">
            <text:p text:style-name="P10">2.</text:p>
          </table:table-cell>
          <table:table-cell table:style-name="Table14.D2" office:value-type="string">
            <text:p text:style-name="P11">Se proporciona una lista con todos los servicios turísticos junto con su identificador asociado.</text:p>
          </table:table-cell>
        </table:table-row>
        <table:table-row>
          <table:table-cell table:style-name="Table14.A3" office:value-type="string">
            <text:p text:style-name="P10"/>
          </table:table-cell>
          <table:table-cell table:style-name="Table14.B3" office:value-type="string">
            <text:p text:style-name="P11"/>
          </table:table-cell>
          <table:table-cell table:style-name="Table14.C3" office:value-type="string">
            <text:p text:style-name="P10">3.</text:p>
          </table:table-cell>
          <table:table-cell table:style-name="Table14.D3" office:value-type="string">
            <text:p text:style-name="P11">Se solicita que se seleccione un identificador.</text:p>
          </table:table-cell>
        </table:table-row>
        <table:table-row>
          <table:table-cell table:style-name="Table14.A4" office:value-type="string">
            <text:p text:style-name="P10">4.</text:p>
          </table:table-cell>
          <table:table-cell table:style-name="Table14.B4" office:value-type="string">
            <text:p text:style-name="P11">El agente selecciona el identificador del servicio turístico que pretende modificar.</text:p>
          </table:table-cell>
          <table:table-cell table:style-name="Table14.C4" office:value-type="string">
            <text:p text:style-name="P10">5.</text:p>
          </table:table-cell>
          <table:table-cell table:style-name="Table14.D4" office:value-type="string">
            <text:p text:style-name="P11">Se comprueba que el identificador insertado es válido.</text:p>
          </table:table-cell>
        </table:table-row>
        <table:table-row>
          <table:table-cell table:style-name="Table14.A5" office:value-type="string">
            <text:p text:style-name="P10"/>
          </table:table-cell>
          <table:table-cell table:style-name="Table14.B5" office:value-type="string">
            <text:p text:style-name="P11"/>
          </table:table-cell>
          <table:table-cell table:style-name="Table14.C5" office:value-type="string">
            <text:p text:style-name="P10">6.</text:p>
          </table:table-cell>
          <table:table-cell table:style-name="Table14.D5" office:value-type="string">
            <text:p text:style-name="P11">El sistema proporciona una lista de los atributos que se pueden modificar de un servicio turístico (horario, descripción, etc.).</text:p>
          </table:table-cell>
        </table:table-row>
        <table:table-row>
          <table:table-cell table:style-name="Table14.A6" office:value-type="string">
            <text:p text:style-name="P10">7.</text:p>
          </table:table-cell>
          <table:table-cell table:style-name="Table14.B6" office:value-type="string">
            <text:p text:style-name="P11">El agente introduce el atributo que quiere modificar y el nuevo valor del mismo.</text:p>
          </table:table-cell>
          <table:table-cell table:style-name="Table14.C6" office:value-type="string">
            <text:p text:style-name="P10">8.</text:p>
          </table:table-cell>
          <table:table-cell table:style-name="Table14.D6" office:value-type="string">
            <text:p text:style-name="P11">Se comprueba que los datos introducidos son válidos.</text:p>
          </table:table-cell>
        </table:table-row>
        <table:table-row>
          <table:table-cell table:style-name="Table14.A7" office:value-type="string">
            <text:p text:style-name="P10"/>
          </table:table-cell>
          <table:table-cell table:style-name="Table14.B7" office:value-type="string">
            <text:p text:style-name="P11"/>
          </table:table-cell>
          <table:table-cell table:style-name="Table14.C7" office:value-type="string">
            <text:p text:style-name="P10">9.</text:p>
          </table:table-cell>
          <table:table-cell table:style-name="Table14.D7" office:value-type="string">
            <text:p text:style-name="P11">Se actualiza la información de actividades turísticas y paquetes de acuerdo al servicio turístico modificado.</text:p>
          </table:table-cell>
        </table:table-row>
        <table:table-row>
          <table:table-cell table:style-name="Table14.A8" office:value-type="string">
            <text:p text:style-name="P10"/>
          </table:table-cell>
          <table:table-cell table:style-name="Table14.B8" office:value-type="string">
            <text:p text:style-name="P11"/>
          </table:table-cell>
          <table:table-cell table:style-name="Table14.C8" office:value-type="string">
            <text:p text:style-name="P10">10.</text:p>
          </table:table-cell>
          <table:table-cell table:style-name="Table14.D8" office:value-type="string">
            <text:p text:style-name="P11">Se registran las modificaciones del servicio turístico..</text:p>
          </table:table-cell>
        </table:table-row>
      </table:table>
      <text:p text:style-name="P12"/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12">Cursos Alternos</text:p>
          </table:table-cell>
          <table:covered-table-cell/>
        </table:table-row>
        <table:table-row>
          <table:table-cell table:style-name="Table15.A2" office:value-type="string">
            <text:p text:style-name="P10">5.1</text:p>
          </table:table-cell>
          <table:table-cell table:style-name="Table15.B2" office:value-type="string">
            <text:p text:style-name="P11">El identificador introducido por el agente no es válido.</text:p>
          </table:table-cell>
        </table:table-row>
        <table:table-row>
          <table:table-cell table:style-name="Table15.A3" office:value-type="string">
            <text:p text:style-name="P10"/>
          </table:table-cell>
          <table:table-cell table:style-name="Table15.B3" office:value-type="string">
            <text:list xml:id="list753028458" text:style-name="L6">
              <text:list-item>
                <text:p text:style-name="P24">Se informa al agente del error.</text:p>
              </text:list-item>
              <text:list-item>
                <text:p text:style-name="P24">Se finaliza el proceso de modificación del servicio turístico.</text:p>
              </text:list-item>
            </text:list>
          </table:table-cell>
        </table:table-row>
        <table:table-row>
          <table:table-cell table:style-name="Table15.A4" office:value-type="string">
            <text:p text:style-name="P10">8.1</text:p>
          </table:table-cell>
          <table:table-cell table:style-name="Table15.B4" office:value-type="string">
            <text:p text:style-name="P11">Los nuevos datos introducidos por el agente no son válidos.</text:p>
          </table:table-cell>
        </table:table-row>
        <table:table-row>
          <table:table-cell table:style-name="Table15.A5" office:value-type="string">
            <text:p text:style-name="P10"/>
          </table:table-cell>
          <table:table-cell table:style-name="Table15.B5" office:value-type="string">
            <text:list xml:id="list1688277177" text:style-name="L7">
              <text:list-item>
                <text:p text:style-name="P25">Se informa al agente del error.</text:p>
              </text:list-item>
              <text:list-item>
                <text:p text:style-name="P25">Se finaliza el proceso de modificación del servicio turístico.</text:p>
              </text:list-item>
            </text:list>
          </table:table-cell>
        </table:table-row>
        <table:table-row>
          <table:table-cell table:style-name="Table15.A6" office:value-type="string">
            <text:p text:style-name="P10">9.1</text:p>
          </table:table-cell>
          <table:table-cell table:style-name="Table15.B6" office:value-type="string">
            <text:p text:style-name="P11">Los nuevos datos introducidos generan inconsistencias en las actividades ya planificadas.</text:p>
          </table:table-cell>
        </table:table-row>
        <table:table-row>
          <table:table-cell table:style-name="Table15.A7" office:value-type="string">
            <text:p text:style-name="P10"/>
          </table:table-cell>
          <table:table-cell table:style-name="Table15.B7" office:value-type="string">
            <text:list xml:id="list211752189552000" text:style-name="L3">
              <text:list-item>
                <text:p text:style-name="P21">Se replanifican las actividades.</text:p>
              </text:list-item>
            </text:list>
            <text:p text:style-name="P17">1.1 Si no se pueden replanificar, se informa al agente del error y finaliza el proceso.</text:p>
          </table:table-cell>
        </table:table-row>
      </table:table>
      <text:p text:style-name="P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row table:style-name="Table16.1">
          <table:table-cell table:style-name="Table16.A1" office:value-type="string">
            <text:h text:style-name="Título_20_1" text:outline-level="1">Caso de Uso</text:h>
          </table:table-cell>
          <table:table-cell table:style-name="Table16.B1" table:number-columns-spanned="5" office:value-type="string">
            <text:p text:style-name="P5">Consultar servicio turístico</text:p>
          </table:table-cell>
          <table:covered-table-cell/>
          <table:covered-table-cell/>
          <table:covered-table-cell/>
          <table:covered-table-cell/>
          <table:table-cell table:style-name="Table16.G1" table:number-columns-spanned="2" office:value-type="string">
            <text:p text:style-name="P5">CU_04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P8">Actores</text:p>
          </table:table-cell>
          <table:table-cell table:style-name="Table16.B2" table:number-columns-spanned="7" office:value-type="string">
            <text:p text:style-name="P9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3" office:value-type="string">
            <text:p text:style-name="P8">Tipo</text:p>
          </table:table-cell>
          <table:table-cell table:style-name="Table16.B3" table:number-columns-spanned="7" office:value-type="string">
            <text:p text:style-name="P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3" office:value-type="string">
            <text:p text:style-name="P8">Referencias</text:p>
          </table:table-cell>
          <table:table-cell table:style-name="Table16.B4" table:number-columns-spanned="2" office:value-type="string">
            <text:p text:style-name="P9"/>
          </table:table-cell>
          <table:covered-table-cell/>
          <table:table-cell table:style-name="Table16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3" office:value-type="string">
            <text:p text:style-name="P8">Precondición</text:p>
          </table:table-cell>
          <table:table-cell table:style-name="Table16.B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3" office:value-type="string">
            <text:p text:style-name="P8">Postcondición</text:p>
          </table:table-cell>
          <table:table-cell table:style-name="Table16.B6" table:number-columns-spanned="7" office:value-type="string">
            <text:p text:style-name="P9">Se habrá consultado algún aspecto sobre el servicio turístico especific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7" office:value-type="string">
            <text:p text:style-name="P8">Autor</text:p>
          </table:table-cell>
          <table:table-cell table:style-name="Table16.B7" office:value-type="string">
            <text:p text:style-name="P9">Jesús Torres Sánchez</text:p>
          </table:table-cell>
          <table:table-cell table:style-name="Table16.C7" table:number-columns-spanned="2" office:value-type="string">
            <text:h text:style-name="Título_20_1" text:outline-level="1">Fecha</text:h>
          </table:table-cell>
          <table:covered-table-cell/>
          <table:table-cell table:style-name="Table16.E7" office:value-type="string">
            <text:p text:style-name="P5"/>
          </table:table-cell>
          <table:table-cell table:style-name="Table16.F7" table:number-columns-spanned="2" office:value-type="string">
            <text:h text:style-name="Título_20_1" text:outline-level="1">Versión</text:h>
          </table:table-cell>
          <table:covered-table-cell/>
          <table:table-cell table:style-name="Table16.H7" office:value-type="string">
            <text:p text:style-name="P5"/>
          </table:table-cell>
        </table:table-row>
      </table:table>
      <text:p text:style-name="P13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2">Propósito</text:p>
          </table:table-cell>
        </table:table-row>
        <table:table-row>
          <table:table-cell table:style-name="Table17.A2" office:value-type="string">
            <text:p text:style-name="P16"><text:span text:style-name="Fuente_20_de_20_párrafo_20_predeter."><text:span text:style-name="T2">Realizar una consulta de alguno de los datos asociados a un servicio turístico concreto.</text:span></text:span></text:p>
          </table:table-cell>
        </table:table-row>
      </table:table>
      <text:p text:style-name="P14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2">Resumen</text:p>
          </table:table-cell>
        </table:table-row>
        <table:table-row>
          <table:table-cell table:style-name="Table18.A2" office:value-type="string">
            <text:p text:style-name="P16"><text:span text:style-name="Fuente_20_de_20_párrafo_20_predeter."><text:span text:style-name="T2">El agente seleccionará el servicio turístico a consultar. El sistema comprobará que el servicio introducido es válido y solicitará al agente la información sobre el servicio a consultar.</text:span></text:span></text:p>
          </table:table-cell>
        </table:table-row>
      </table:table>
      <text:p text:style-name="P14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table:number-columns-spanned="4" office:value-type="string">
            <text:p text:style-name="P12">Curso Normal</text:p>
          </table:table-cell>
          <table:covered-table-cell/>
          <table:covered-table-cell/>
          <table:covered-table-cell/>
        </table:table-row>
        <table:table-row>
          <table:table-cell table:style-name="Table19.A2" office:value-type="string">
            <text:p text:style-name="P10">1.</text:p>
          </table:table-cell>
          <table:table-cell table:style-name="Table19.B2" office:value-type="string">
            <text:p text:style-name="P11">El cliente activa la opción de consulta de servicio turístico.</text:p>
          </table:table-cell>
          <table:table-cell table:style-name="Table19.C2" office:value-type="string">
            <text:p text:style-name="P10">2.</text:p>
          </table:table-cell>
          <table:table-cell table:style-name="Table19.D2" office:value-type="string">
            <text:p text:style-name="P11">Se proporciona una lista con todos los servicios turísticos junto con su identificador asociado.</text:p>
          </table:table-cell>
        </table:table-row>
        <table:table-row>
          <table:table-cell table:style-name="Table19.A3" office:value-type="string">
            <text:p text:style-name="P10"/>
          </table:table-cell>
          <table:table-cell table:style-name="Table19.B3" office:value-type="string">
            <text:p text:style-name="P11"/>
          </table:table-cell>
          <table:table-cell table:style-name="Table19.C3" office:value-type="string">
            <text:p text:style-name="P10">3.</text:p>
          </table:table-cell>
          <table:table-cell table:style-name="Table19.D3" office:value-type="string">
            <text:p text:style-name="P11">Se solicita que se seleccione un identificador.</text:p>
          </table:table-cell>
        </table:table-row>
        <table:table-row>
          <table:table-cell table:style-name="Table19.A4" office:value-type="string">
            <text:p text:style-name="P10">4.</text:p>
          </table:table-cell>
          <table:table-cell table:style-name="Table19.B4" office:value-type="string">
            <text:p text:style-name="P11">El agente selecciona el identificador del servicio turístico que pretende consultar.</text:p>
          </table:table-cell>
          <table:table-cell table:style-name="Table19.C4" office:value-type="string">
            <text:p text:style-name="P10">5.</text:p>
          </table:table-cell>
          <table:table-cell table:style-name="Table19.D4" office:value-type="string">
            <text:p text:style-name="P11">Se comprueba que el identificador insertado es válido.</text:p>
          </table:table-cell>
        </table:table-row>
        <table:table-row>
          <table:table-cell table:style-name="Table19.A5" office:value-type="string">
            <text:p text:style-name="P10"/>
          </table:table-cell>
          <table:table-cell table:style-name="Table19.B5" office:value-type="string">
            <text:p text:style-name="P11"/>
          </table:table-cell>
          <table:table-cell table:style-name="Table19.C5" office:value-type="string">
            <text:p text:style-name="P10">6.</text:p>
          </table:table-cell>
          <table:table-cell table:style-name="Table19.D5" office:value-type="string">
            <text:p text:style-name="P11">El sistema proporciona una lista de los atributos que se pueden consultar de un servicio turístico (horario, descripción, etc.).</text:p>
          </table:table-cell>
        </table:table-row>
        <table:table-row>
          <table:table-cell table:style-name="Table19.A6" office:value-type="string">
            <text:p text:style-name="P10">7.</text:p>
          </table:table-cell>
          <table:table-cell table:style-name="Table19.B6" office:value-type="string">
            <text:p text:style-name="P11">El agente introduce el atributo que quiere consultar del servicio especificado.</text:p>
          </table:table-cell>
          <table:table-cell table:style-name="Table19.C6" office:value-type="string">
            <text:p text:style-name="P10">8.</text:p>
          </table:table-cell>
          <table:table-cell table:style-name="Table19.D6" office:value-type="string">
            <text:p text:style-name="P11">Se comprueba que el atributo introducido es válido.</text:p>
          </table:table-cell>
        </table:table-row>
        <table:table-row>
          <table:table-cell table:style-name="Table19.A7" office:value-type="string">
            <text:p text:style-name="P10"/>
          </table:table-cell>
          <table:table-cell table:style-name="Table19.B7" office:value-type="string">
            <text:p text:style-name="P11"/>
          </table:table-cell>
          <table:table-cell table:style-name="Table19.C7" office:value-type="string">
            <text:p text:style-name="P10">9.</text:p>
          </table:table-cell>
          <table:table-cell table:style-name="Table19.D7" office:value-type="string">
            <text:p text:style-name="P11">Se muestra la información asociada al servicio especificado.</text:p>
          </table:table-cell>
        </table:table-row>
      </table:table>
      <text:p text:style-name="P12"/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12">Cursos Alternos</text:p>
          </table:table-cell>
          <table:covered-table-cell/>
        </table:table-row>
        <table:table-row>
          <table:table-cell table:style-name="Table20.A2" office:value-type="string">
            <text:p text:style-name="P10">5.1</text:p>
          </table:table-cell>
          <table:table-cell table:style-name="Table20.B2" office:value-type="string">
            <text:p text:style-name="P11">El identificador introducido por el agente no es válido.</text:p>
          </table:table-cell>
        </table:table-row>
        <table:table-row>
          <table:table-cell table:style-name="Table20.A3" office:value-type="string">
            <text:p text:style-name="P10"/>
          </table:table-cell>
          <table:table-cell table:style-name="Table20.B3" office:value-type="string">
            <text:list xml:id="list1303774452" text:style-name="L8">
              <text:list-item>
                <text:p text:style-name="P26">Se informa al agente del error.</text:p>
              </text:list-item>
              <text:list-item>
                <text:p text:style-name="P26">Se finaliza el proceso de consulta del servicio turístico.</text:p>
              </text:list-item>
            </text:list>
          </table:table-cell>
        </table:table-row>
        <table:table-row>
          <table:table-cell table:style-name="Table20.A4" office:value-type="string">
            <text:p text:style-name="P10">8.1</text:p>
          </table:table-cell>
          <table:table-cell table:style-name="Table20.B4" office:value-type="string">
            <text:p text:style-name="P11">El atributo introducido por el agente no es válido.</text:p>
          </table:table-cell>
        </table:table-row>
        <table:table-row>
          <table:table-cell table:style-name="Table20.A5" office:value-type="string">
            <text:p text:style-name="P10"/>
          </table:table-cell>
          <table:table-cell table:style-name="Table20.B5" office:value-type="string">
            <text:list xml:id="list2511209383" text:style-name="L9">
              <text:list-item>
                <text:p text:style-name="P27">Se informa al agente del error.</text:p>
              </text:list-item>
              <text:list-item>
                <text:p text:style-name="P27">Se finaliza el proceso de consulta del servicio turístico.</text:p>
              </text:list-item>
            </text:list>
          </table:table-cell>
        </table:table-row>
      </table:table>
      <text:p text:style-name="P3"/>
      <text:p text:style-name="P12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row table:style-name="Table21.1">
          <table:table-cell table:style-name="Table21.A1" office:value-type="string">
            <text:h text:style-name="Título_20_1" text:outline-level="1">Caso de Uso</text:h>
          </table:table-cell>
          <table:table-cell table:style-name="Table21.B1" table:number-columns-spanned="5" office:value-type="string">
            <text:p text:style-name="P5">Nueva Actividad Turística</text:p>
          </table:table-cell>
          <table:covered-table-cell/>
          <table:covered-table-cell/>
          <table:covered-table-cell/>
          <table:covered-table-cell/>
          <table:table-cell table:style-name="Table21.G1" table:number-columns-spanned="2" office:value-type="string">
            <text:p text:style-name="P5">CU_05</text:p>
          </table:table-cell>
          <table:covered-table-cell/>
        </table:table-row>
        <table:table-row table:style-name="Table21.2">
          <table:table-cell table:style-name="Table21.A2" office:value-type="string">
            <text:p text:style-name="P8">Actores</text:p>
          </table:table-cell>
          <table:table-cell table:style-name="Table21.B2" table:number-columns-spanned="7" office:value-type="string">
            <text:p text:style-name="P9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2">
          <table:table-cell table:style-name="Table21.A3" office:value-type="string">
            <text:p text:style-name="P8">Tipo</text:p>
          </table:table-cell>
          <table:table-cell table:style-name="Table21.B3" table:number-columns-spanned="7" office:value-type="string">
            <text:p text:style-name="P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2">
          <table:table-cell table:style-name="Table21.A3" office:value-type="string">
            <text:p text:style-name="P8">Referencias</text:p>
          </table:table-cell>
          <table:table-cell table:style-name="Table21.B4" table:number-columns-spanned="2" office:value-type="string">
            <text:p text:style-name="P9"/>
          </table:table-cell>
          <table:covered-table-cell/>
          <table:table-cell table:style-name="Table21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21.2">
          <table:table-cell table:style-name="Table21.A3" office:value-type="string">
            <text:p text:style-name="P8">Precondición</text:p>
          </table:table-cell>
          <table:table-cell table:style-name="Table21.B5" table:number-columns-spanned="7" office:value-type="string">
            <text:p text:style-name="P9">La actividad turística no debe estar ya registrada en el sistema para evitar información duplic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2">
          <table:table-cell table:style-name="Table21.A3" office:value-type="string">
            <text:p text:style-name="P8">Postcondición</text:p>
          </table:table-cell>
          <table:table-cell table:style-name="Table21.B6" table:number-columns-spanned="7" office:value-type="string">
            <text:p text:style-name="P9">Se añadirá una nueva actividad turística al registro de actividades turísticas d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2">
          <table:table-cell table:style-name="Table21.A7" office:value-type="string">
            <text:p text:style-name="P8">Autor</text:p>
          </table:table-cell>
          <table:table-cell table:style-name="Table21.B7" office:value-type="string">
            <text:p text:style-name="P9">Jesús Torres Sánchez</text:p>
          </table:table-cell>
          <table:table-cell table:style-name="Table21.C7" table:number-columns-spanned="2" office:value-type="string">
            <text:h text:style-name="Título_20_1" text:outline-level="1">Fecha</text:h>
          </table:table-cell>
          <table:covered-table-cell/>
          <table:table-cell table:style-name="Table21.E7" office:value-type="string">
            <text:p text:style-name="P5"/>
          </table:table-cell>
          <table:table-cell table:style-name="Table21.F7" table:number-columns-spanned="2" office:value-type="string">
            <text:h text:style-name="Título_20_1" text:outline-level="1">Versión</text:h>
          </table:table-cell>
          <table:covered-table-cell/>
          <table:table-cell table:style-name="Table21.H7" office:value-type="string">
            <text:p text:style-name="P5"/>
          </table:table-cell>
        </table:table-row>
      </table:table>
      <text:p text:style-name="P13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2">Propósito</text:p>
          </table:table-cell>
        </table:table-row>
        <table:table-row>
          <table:table-cell table:style-name="Table22.A2" office:value-type="string">
            <text:p text:style-name="P15">Añadir una nueva actividad turística para que los clientes tengan más opciones de actividades a contratar a la hora de reservar paquetes turísticos.</text:p>
          </table:table-cell>
        </table:table-row>
      </table:table>
      <text:p text:style-name="P14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2">Resumen</text:p>
          </table:table-cell>
        </table:table-row>
        <table:table-row>
          <table:table-cell table:style-name="Table23.A2" office:value-type="string">
            <text:p text:style-name="P15">El agente seleccionará la actividad turística que pretende añadir y, tras comprobar que es apta para la inclusión, se añade al registro de actividades turísticas del sistema.</text:p>
          </table:table-cell>
        </table:table-row>
      </table:table>
      <text:p text:style-name="P14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table:number-columns-spanned="4" office:value-type="string">
            <text:p text:style-name="P12">Curso Normal</text:p>
          </table:table-cell>
          <table:covered-table-cell/>
          <table:covered-table-cell/>
          <table:covered-table-cell/>
        </table:table-row>
        <table:table-row>
          <table:table-cell table:style-name="Table24.A2" office:value-type="string">
            <text:p text:style-name="P10">1.</text:p>
          </table:table-cell>
          <table:table-cell table:style-name="Table24.B2" office:value-type="string">
            <text:p text:style-name="P11">El agente activa el sistema de adición de una nueva actividad turística. </text:p>
          </table:table-cell>
          <table:table-cell table:style-name="Table24.C2" office:value-type="string">
            <text:p text:style-name="P10">2.</text:p>
          </table:table-cell>
          <table:table-cell table:style-name="Table24.D2" office:value-type="string">
            <text:p text:style-name="P11">Solicita información general sobre la actividad turística.</text:p>
          </table:table-cell>
        </table:table-row>
        <table:table-row>
          <table:table-cell table:style-name="Table24.A3" office:value-type="string">
            <text:p text:style-name="P10">3.</text:p>
          </table:table-cell>
          <table:table-cell table:style-name="Table24.B3" office:value-type="string">
            <text:p text:style-name="P11">El agente añade la información solicitada por el sistema.</text:p>
          </table:table-cell>
          <table:table-cell table:style-name="Table24.C3" office:value-type="string">
            <text:p text:style-name="P10">4.</text:p>
          </table:table-cell>
          <table:table-cell table:style-name="Table24.D3" office:value-type="string">
            <text:p text:style-name="P11">Comprueba la validez de los datos introducidos por el agente.</text:p>
          </table:table-cell>
        </table:table-row>
        <table:table-row>
          <table:table-cell table:style-name="Table24.A4" office:value-type="string">
            <text:p text:style-name="P10"/>
          </table:table-cell>
          <table:table-cell table:style-name="Table24.B4" office:value-type="string">
            <text:p text:style-name="P11"/>
          </table:table-cell>
          <table:table-cell table:style-name="Table24.C4" office:value-type="string">
            <text:p text:style-name="P10">5.</text:p>
          </table:table-cell>
          <table:table-cell table:style-name="Table24.D4" office:value-type="string">
            <text:p text:style-name="P11">Registra la nueva actividad turística introducida por el agente.</text:p>
          </table:table-cell>
        </table:table-row>
        <table:table-row>
          <table:table-cell table:style-name="Table24.A5" office:value-type="string">
            <text:p text:style-name="P10"/>
          </table:table-cell>
          <table:table-cell table:style-name="Table24.B5" office:value-type="string">
            <text:p text:style-name="P11"/>
          </table:table-cell>
          <table:table-cell table:style-name="Table24.C5" office:value-type="string">
            <text:p text:style-name="P10">6.</text:p>
          </table:table-cell>
          <table:table-cell table:style-name="Table24.D5" office:value-type="string">
            <text:p text:style-name="P11">Solicita al cliente los servicios (ya registrados) que componen la actividad turística.</text:p>
          </table:table-cell>
        </table:table-row>
        <table:table-row>
          <table:table-cell table:style-name="Table24.A6" office:value-type="string">
            <text:p text:style-name="P10">7.</text:p>
          </table:table-cell>
          <table:table-cell table:style-name="Table24.B6" office:value-type="string">
            <text:p text:style-name="P11">Introduce el/los servicios que desea añadir a la actividad turística.</text:p>
          </table:table-cell>
          <table:table-cell table:style-name="Table24.C6" office:value-type="string">
            <text:p text:style-name="P10">8.</text:p>
          </table:table-cell>
          <table:table-cell table:style-name="Table24.D6" office:value-type="string">
            <text:p text:style-name="P11">Se comprueban los servicios turísticos introducidos.</text:p>
          </table:table-cell>
        </table:table-row>
        <table:table-row>
          <table:table-cell table:style-name="Table24.A7" office:value-type="string">
            <text:p text:style-name="P10"/>
          </table:table-cell>
          <table:table-cell table:style-name="Table24.B7" office:value-type="string">
            <text:p text:style-name="P11"/>
          </table:table-cell>
          <table:table-cell table:style-name="Table24.C7" office:value-type="string">
            <text:p text:style-name="P10">9.</text:p>
          </table:table-cell>
          <table:table-cell table:style-name="Table24.D7" office:value-type="string">
            <text:p text:style-name="P11">Se añaden los servicios turísticos especificados a la actividad.</text:p>
          </table:table-cell>
        </table:table-row>
        <table:table-row>
          <table:table-cell table:style-name="Table24.A8" office:value-type="string">
            <text:p text:style-name="P10"/>
          </table:table-cell>
          <table:table-cell table:style-name="Table24.B8" office:value-type="string">
            <text:p text:style-name="P11"/>
          </table:table-cell>
          <table:table-cell table:style-name="Table24.C8" office:value-type="string">
            <text:p text:style-name="P10">10.</text:p>
          </table:table-cell>
          <table:table-cell table:style-name="Table24.D8" office:value-type="string">
            <text:p text:style-name="P11">Genera un informe con los datos de la nueva actividad turística introducida.</text:p>
          </table:table-cell>
        </table:table-row>
      </table:table>
      <text:p text:style-name="P12"/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>
            <text:p text:style-name="P12">Cursos Alternos</text:p>
          </table:table-cell>
          <table:covered-table-cell/>
        </table:table-row>
        <table:table-row>
          <table:table-cell table:style-name="Table25.A2" office:value-type="string">
            <text:p text:style-name="P10">4.1</text:p>
          </table:table-cell>
          <table:table-cell table:style-name="Table25.B2" office:value-type="string">
            <text:p text:style-name="P11">Los datos introducidos por el agente no son válidos.</text:p>
          </table:table-cell>
        </table:table-row>
        <table:table-row>
          <table:table-cell table:style-name="Table25.A3" office:value-type="string">
            <text:p text:style-name="P10"/>
          </table:table-cell>
          <table:table-cell table:style-name="Table25.B3" office:value-type="string">
            <text:list xml:id="list2566171429" text:style-name="L10">
              <text:list-item>
                <text:p text:style-name="P28">Se informa al agente del error generado.</text:p>
              </text:list-item>
              <text:list-item>
                <text:p text:style-name="P28">Se finaliza el sistema de inclusión de actividad turística.</text:p>
              </text:list-item>
            </text:list>
          </table:table-cell>
        </table:table-row>
        <table:table-row>
          <table:table-cell table:style-name="Table25.A4" office:value-type="string">
            <text:p text:style-name="P10">8.1</text:p>
          </table:table-cell>
          <table:table-cell table:style-name="Table25.B4" office:value-type="string">
            <text:p text:style-name="P11">El agente no introduce ningún servicio turístico.</text:p>
          </table:table-cell>
        </table:table-row>
        <table:table-row>
          <table:table-cell table:style-name="Table25.A5" office:value-type="string">
            <text:p text:style-name="P10"/>
          </table:table-cell>
          <table:table-cell table:style-name="Table25.B5" office:value-type="string">
            <text:list xml:id="list1827185681" text:style-name="L11">
              <text:list-item>
                <text:p text:style-name="P29">Se informa al agente del error generado (no se puede crear una actividad turística sin servicios turísticos).</text:p>
              </text:list-item>
              <text:list-item>
                <text:p text:style-name="P29">Se finaliza el sistema de inclusión de actividad turística.</text:p>
              </text:list-item>
            </text:list>
          </table:table-cell>
        </table:table-row>
      </table:table>
      <text:p text:style-name="P2"/>
      <text:p text:style-name="P4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column table:style-name="Table26.H"/>
        <table:table-row table:style-name="Table26.1">
          <table:table-cell table:style-name="Table26.A1" office:value-type="string">
            <text:h text:style-name="Título_20_1" text:outline-level="1">Caso de Uso</text:h>
          </table:table-cell>
          <table:table-cell table:style-name="Table26.B1" table:number-columns-spanned="5" office:value-type="string">
            <text:p text:style-name="P5">Eliminar Actividad Turística</text:p>
          </table:table-cell>
          <table:covered-table-cell/>
          <table:covered-table-cell/>
          <table:covered-table-cell/>
          <table:covered-table-cell/>
          <table:table-cell table:style-name="Table26.G1" table:number-columns-spanned="2" office:value-type="string">
            <text:p text:style-name="P5">CU_06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8">Actores</text:p>
          </table:table-cell>
          <table:table-cell table:style-name="Table26.B2" table:number-columns-spanned="7" office:value-type="string">
            <text:p text:style-name="P9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3" office:value-type="string">
            <text:p text:style-name="P8">Tipo</text:p>
          </table:table-cell>
          <table:table-cell table:style-name="Table26.B3" table:number-columns-spanned="7" office:value-type="string">
            <text:p text:style-name="P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3" office:value-type="string">
            <text:p text:style-name="P8">Referencias</text:p>
          </table:table-cell>
          <table:table-cell table:style-name="Table26.B4" table:number-columns-spanned="2" office:value-type="string">
            <text:p text:style-name="P9"/>
          </table:table-cell>
          <table:covered-table-cell/>
          <table:table-cell table:style-name="Table26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3" office:value-type="string">
            <text:p text:style-name="P8">Precondición</text:p>
          </table:table-cell>
          <table:table-cell table:style-name="Table26.B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3" office:value-type="string">
            <text:p text:style-name="P8">Postcondición</text:p>
          </table:table-cell>
          <table:table-cell table:style-name="Table26.B6" table:number-columns-spanned="7" office:value-type="string">
            <text:p text:style-name="P9">Se eliminará una actividad turística del sistema, modificando también los paquetes turísticos que incluyen dicha actividad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7" office:value-type="string">
            <text:p text:style-name="P8">Autor</text:p>
          </table:table-cell>
          <table:table-cell table:style-name="Table26.B7" office:value-type="string">
            <text:p text:style-name="P9">Jesús Torres Sánchez</text:p>
          </table:table-cell>
          <table:table-cell table:style-name="Table26.C7" table:number-columns-spanned="2" office:value-type="string">
            <text:h text:style-name="Título_20_1" text:outline-level="1">Fecha</text:h>
          </table:table-cell>
          <table:covered-table-cell/>
          <table:table-cell table:style-name="Table26.E7" office:value-type="string">
            <text:p text:style-name="P5"/>
          </table:table-cell>
          <table:table-cell table:style-name="Table26.F7" table:number-columns-spanned="2" office:value-type="string">
            <text:h text:style-name="Título_20_1" text:outline-level="1">Versión</text:h>
          </table:table-cell>
          <table:covered-table-cell/>
          <table:table-cell table:style-name="Table26.H7" office:value-type="string">
            <text:p text:style-name="P5"/>
          </table:table-cell>
        </table:table-row>
      </table:table>
      <text:p text:style-name="P13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2">Propósito</text:p>
          </table:table-cell>
        </table:table-row>
        <table:table-row>
          <table:table-cell table:style-name="Table27.A2" office:value-type="string">
            <text:p text:style-name="P16"><text:span text:style-name="Fuente_20_de_20_párrafo_20_predeter."><text:span text:style-name="T2">Eliminar una actividad turística, de forma que los clientes ya no podrán consultar ni contratar dicha actividad.</text:span></text:span></text:p>
          </table:table-cell>
        </table:table-row>
      </table:table>
      <text:p text:style-name="P14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2">Resumen</text:p>
          </table:table-cell>
        </table:table-row>
        <table:table-row>
          <table:table-cell table:style-name="Table28.A2" office:value-type="string">
            <text:p text:style-name="P16"><text:span text:style-name="Fuente_20_de_20_párrafo_20_predeter."><text:span text:style-name="T2">El agente debe seleccionar la actividad turística que desea eliminar. El sistema comprobará que los datos introducidos son válidos y eliminará todos los datos asociados a dicha actividad, modificando los paquetes turísticos asociados (no se eliminarán los servicios turísticos asociados a dicha actividad.)</text:span></text:span></text:p>
          </table:table-cell>
        </table:table-row>
      </table:table>
      <text:p text:style-name="P14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>
          <table:table-cell table:style-name="Table29.A1" table:number-columns-spanned="4" office:value-type="string">
            <text:p text:style-name="P12">Curso Normal</text:p>
          </table:table-cell>
          <table:covered-table-cell/>
          <table:covered-table-cell/>
          <table:covered-table-cell/>
        </table:table-row>
        <table:table-row>
          <table:table-cell table:style-name="Table29.A2" office:value-type="string">
            <text:p text:style-name="P10">1.</text:p>
          </table:table-cell>
          <table:table-cell table:style-name="Table29.B2" office:value-type="string">
            <text:p text:style-name="P11">El agente selecciona la opción de eliminar una nueva actividad turística del sistema.</text:p>
          </table:table-cell>
          <table:table-cell table:style-name="Table29.C2" office:value-type="string">
            <text:p text:style-name="P10">2.</text:p>
          </table:table-cell>
          <table:table-cell table:style-name="Table29.D2" office:value-type="string">
            <text:p text:style-name="P11">Se proporciona una lista con todas las actividades turísticas registradas en el sistema.</text:p>
          </table:table-cell>
        </table:table-row>
        <table:table-row>
          <table:table-cell table:style-name="Table29.A3" office:value-type="string">
            <text:p text:style-name="P10">3.</text:p>
          </table:table-cell>
          <table:table-cell table:style-name="Table29.B3" office:value-type="string">
            <text:p text:style-name="P11">El agente selecciona la actividad turística que pretende dar de baja.</text:p>
          </table:table-cell>
          <table:table-cell table:style-name="Table29.C3" office:value-type="string">
            <text:p text:style-name="P10">4.</text:p>
          </table:table-cell>
          <table:table-cell table:style-name="Table29.D3" office:value-type="string">
            <text:p text:style-name="P11">Se comprueba que la actividad turística insertada es válid<text:span text:style-name="T3">a</text:span>.</text:p>
          </table:table-cell>
        </table:table-row>
        <table:table-row>
          <table:table-cell table:style-name="Table29.A4" office:value-type="string">
            <text:p text:style-name="P10"/>
          </table:table-cell>
          <table:table-cell table:style-name="Table29.B4" office:value-type="string">
            <text:p text:style-name="P11"/>
          </table:table-cell>
          <table:table-cell table:style-name="Table29.C4" office:value-type="string">
            <text:p text:style-name="P10">5.</text:p>
          </table:table-cell>
          <table:table-cell table:style-name="Table29.D4" office:value-type="string">
            <text:p text:style-name="P11">Se recorren los paquetes turísticos, modificando su información de acuerdo a la actividad turística eliminada.</text:p>
          </table:table-cell>
        </table:table-row>
        <table:table-row>
          <table:table-cell table:style-name="Table29.A5" office:value-type="string">
            <text:p text:style-name="P10"/>
          </table:table-cell>
          <table:table-cell table:style-name="Table29.B5" office:value-type="string">
            <text:p text:style-name="P11"/>
          </table:table-cell>
          <table:table-cell table:style-name="Table29.C5" office:value-type="string">
            <text:p text:style-name="P10">6.</text:p>
          </table:table-cell>
          <table:table-cell table:style-name="Table29.D5" office:value-type="string">
            <text:p text:style-name="P11">Genera un informe con toda la información de la baja de la actividad turística.</text:p>
          </table:table-cell>
        </table:table-row>
      </table:table>
      <text:p text:style-name="P12"/>
      <table:table table:name="Table30" table:style-name="Table30">
        <table:table-column table:style-name="Table30.A"/>
        <table:table-column table:style-name="Table30.B"/>
        <table:table-row>
          <table:table-cell table:style-name="Table30.A1" table:number-columns-spanned="2" office:value-type="string">
            <text:p text:style-name="P12">Cursos Alternos</text:p>
          </table:table-cell>
          <table:covered-table-cell/>
        </table:table-row>
        <table:table-row>
          <table:table-cell table:style-name="Table30.A2" office:value-type="string">
            <text:p text:style-name="P10">4.1</text:p>
          </table:table-cell>
          <table:table-cell table:style-name="Table30.B2" office:value-type="string">
            <text:p text:style-name="P11">La actividad turística introducida por el agente no es válida.</text:p>
          </table:table-cell>
        </table:table-row>
        <table:table-row>
          <table:table-cell table:style-name="Table30.A3" office:value-type="string">
            <text:p text:style-name="P10"/>
          </table:table-cell>
          <table:table-cell table:style-name="Table30.B3" office:value-type="string">
            <text:list xml:id="list1946572093" text:style-name="L12">
              <text:list-item>
                <text:p text:style-name="P30">Se informa al agente del error.</text:p>
              </text:list-item>
              <text:list-item>
                <text:p text:style-name="P30">Se finaliza el proceso de eliminación de la actividad turística.</text:p>
              </text:list-item>
            </text:list>
          </table:table-cell>
        </table:table-row>
        <table:table-row>
          <table:table-cell table:style-name="Table30.A4" office:value-type="string">
            <text:p text:style-name="P10">5.1</text:p>
          </table:table-cell>
          <table:table-cell table:style-name="Table30.B4" office:value-type="string">
            <text:p text:style-name="P11">Si alguna paquete ha quedado vacío (sin actividades turísticas)</text:p>
          </table:table-cell>
        </table:table-row>
        <table:table-row>
          <table:table-cell table:style-name="Table30.A5" office:value-type="string">
            <text:p text:style-name="P7"/>
          </table:table-cell>
          <table:table-cell table:style-name="Table30.B5" office:value-type="string">
            <text:list xml:id="list3279436421" text:style-name="L13">
              <text:list-item>
                <text:p text:style-name="P31">Se elimina dicho paquete del sistema.</text:p>
              </text:list-item>
              <text:list-item>
                <text:p text:style-name="P31">Se continúa con el proceso de eliminación de la actividad turística.</text:p>
              </text:list-item>
            </text:list>
          </table:table-cell>
        </table:table-row>
      </table:table>
      <text:p text:style-name="P6"/>
      <text:p text:style-name="P2"/>
      <text:p text:style-name="P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G"/>
        <table:table-column table:style-name="Table31.H"/>
        <table:table-row table:style-name="Table31.1">
          <table:table-cell table:style-name="Table31.A1" office:value-type="string">
            <text:h text:style-name="Título_20_1" text:outline-level="1">Caso de Uso</text:h>
          </table:table-cell>
          <table:table-cell table:style-name="Table31.B1" table:number-columns-spanned="5" office:value-type="string">
            <text:p text:style-name="P5">Modificar Actividad Turística</text:p>
          </table:table-cell>
          <table:covered-table-cell/>
          <table:covered-table-cell/>
          <table:covered-table-cell/>
          <table:covered-table-cell/>
          <table:table-cell table:style-name="Table31.G1" table:number-columns-spanned="2" office:value-type="string">
            <text:p text:style-name="P5">CU_07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8">Actores</text:p>
          </table:table-cell>
          <table:table-cell table:style-name="Table31.B2" table:number-columns-spanned="7" office:value-type="string">
            <text:p text:style-name="P9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1.2">
          <table:table-cell table:style-name="Table31.A3" office:value-type="string">
            <text:p text:style-name="P8">Tipo</text:p>
          </table:table-cell>
          <table:table-cell table:style-name="Table31.B3" table:number-columns-spanned="7" office:value-type="string">
            <text:p text:style-name="P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1.2">
          <table:table-cell table:style-name="Table31.A3" office:value-type="string">
            <text:p text:style-name="P8">Referencias</text:p>
          </table:table-cell>
          <table:table-cell table:style-name="Table31.B4" table:number-columns-spanned="2" office:value-type="string">
            <text:p text:style-name="P9"/>
          </table:table-cell>
          <table:covered-table-cell/>
          <table:table-cell table:style-name="Table31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31.2">
          <table:table-cell table:style-name="Table31.A3" office:value-type="string">
            <text:p text:style-name="P8">Precondición</text:p>
          </table:table-cell>
          <table:table-cell table:style-name="Table31.B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1.2">
          <table:table-cell table:style-name="Table31.A3" office:value-type="string">
            <text:p text:style-name="P8">Postcondición</text:p>
          </table:table-cell>
          <table:table-cell table:style-name="Table31.B6" table:number-columns-spanned="7" office:value-type="string">
            <text:p text:style-name="P9">Se habrá modificado algún aspecto sobre la actividad turística especific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1.2">
          <table:table-cell table:style-name="Table31.A7" office:value-type="string">
            <text:p text:style-name="P8">Autor</text:p>
          </table:table-cell>
          <table:table-cell table:style-name="Table31.B7" office:value-type="string">
            <text:p text:style-name="P9">Jesús Torres Sánchez</text:p>
          </table:table-cell>
          <table:table-cell table:style-name="Table31.C7" table:number-columns-spanned="2" office:value-type="string">
            <text:h text:style-name="Título_20_1" text:outline-level="1">Fecha</text:h>
          </table:table-cell>
          <table:covered-table-cell/>
          <table:table-cell table:style-name="Table31.E7" office:value-type="string">
            <text:p text:style-name="P5"/>
          </table:table-cell>
          <table:table-cell table:style-name="Table31.F7" table:number-columns-spanned="2" office:value-type="string">
            <text:h text:style-name="Título_20_1" text:outline-level="1">Versión</text:h>
          </table:table-cell>
          <table:covered-table-cell/>
          <table:table-cell table:style-name="Table31.H7" office:value-type="string">
            <text:p text:style-name="P5"/>
          </table:table-cell>
        </table:table-row>
      </table:table>
      <text:p text:style-name="P13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2">Propósito</text:p>
          </table:table-cell>
        </table:table-row>
        <table:table-row>
          <table:table-cell table:style-name="Table32.A2" office:value-type="string">
            <text:p text:style-name="P16"><text:span text:style-name="Fuente_20_de_20_párrafo_20_predeter."><text:span text:style-name="T2">Realizar una modificación o actualización de alguno de los datos asociados a una actividad turística concreta.</text:span></text:span></text:p>
          </table:table-cell>
        </table:table-row>
      </table:table>
      <text:p text:style-name="P14"/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2">Resumen</text:p>
          </table:table-cell>
        </table:table-row>
        <table:table-row>
          <table:table-cell table:style-name="Table33.A2" office:value-type="string">
            <text:p text:style-name="P16"><text:span text:style-name="Fuente_20_de_20_párrafo_20_predeter."><text:span text:style-name="T2">El agente seleccionará la actividad turística a modificar. El sistema comprobará que la actividad introducida es válida y solicitará al agente la información sobre dicha actividad. Finalmente, se registrarán los cambios en el sistema.</text:span></text:span></text:p>
          </table:table-cell>
        </table:table-row>
      </table:table>
      <text:p text:style-name="P14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>
          <table:table-cell table:style-name="Table34.A1" table:number-columns-spanned="4" office:value-type="string">
            <text:p text:style-name="P12">Curso Normal</text:p>
          </table:table-cell>
          <table:covered-table-cell/>
          <table:covered-table-cell/>
          <table:covered-table-cell/>
        </table:table-row>
        <table:table-row>
          <table:table-cell table:style-name="Table34.A2" office:value-type="string">
            <text:p text:style-name="P10">1.</text:p>
          </table:table-cell>
          <table:table-cell table:style-name="Table34.B2" office:value-type="string">
            <text:p text:style-name="P11">El cliente activa la opción de modificación de actividad turística.</text:p>
          </table:table-cell>
          <table:table-cell table:style-name="Table34.C2" office:value-type="string">
            <text:p text:style-name="P10">2.</text:p>
          </table:table-cell>
          <table:table-cell table:style-name="Table34.D2" office:value-type="string">
            <text:p text:style-name="P11">Se proporciona una lista con todas las actividades turísticas registradas en el sistema.</text:p>
          </table:table-cell>
        </table:table-row>
        <table:table-row>
          <table:table-cell table:style-name="Table34.A3" office:value-type="string">
            <text:p text:style-name="P10">3.</text:p>
          </table:table-cell>
          <table:table-cell table:style-name="Table34.B3" office:value-type="string">
            <text:p text:style-name="P11">El agente selecciona la actividad turística que pretende modificar.</text:p>
          </table:table-cell>
          <table:table-cell table:style-name="Table34.C3" office:value-type="string">
            <text:p text:style-name="P10">4.</text:p>
          </table:table-cell>
          <table:table-cell table:style-name="Table34.D3" office:value-type="string">
            <text:p text:style-name="P11">Se comprueba que la actividad turística insertada se puede modificar.</text:p>
          </table:table-cell>
        </table:table-row>
        <table:table-row>
          <table:table-cell table:style-name="Table34.A4" office:value-type="string">
            <text:p text:style-name="P10"/>
          </table:table-cell>
          <table:table-cell table:style-name="Table34.B4" office:value-type="string">
            <text:p text:style-name="P11"/>
          </table:table-cell>
          <table:table-cell table:style-name="Table34.C4" office:value-type="string">
            <text:p text:style-name="P10">5.</text:p>
          </table:table-cell>
          <table:table-cell table:style-name="Table34.D4" office:value-type="string">
            <text:p text:style-name="P11">El sistema proporciona una lista de los atributos que se pueden modificar de una actividad turística.</text:p>
          </table:table-cell>
        </table:table-row>
        <table:table-row>
          <table:table-cell table:style-name="Table34.A5" office:value-type="string">
            <text:p text:style-name="P10">6.</text:p>
          </table:table-cell>
          <table:table-cell table:style-name="Table34.B5" office:value-type="string">
            <text:p text:style-name="P11">El agente introduce el atributo que quiere modificar y el nuevo valor del mismo.</text:p>
          </table:table-cell>
          <table:table-cell table:style-name="Table34.C5" office:value-type="string">
            <text:p text:style-name="P10">7.</text:p>
          </table:table-cell>
          <table:table-cell table:style-name="Table34.D5" office:value-type="string">
            <text:p text:style-name="P11">Se comprueba que los datos introducidos son válidos.</text:p>
          </table:table-cell>
        </table:table-row>
        <table:table-row>
          <table:table-cell table:style-name="Table34.A6" office:value-type="string">
            <text:p text:style-name="P10"/>
          </table:table-cell>
          <table:table-cell table:style-name="Table34.B6" office:value-type="string">
            <text:p text:style-name="P11"/>
          </table:table-cell>
          <table:table-cell table:style-name="Table34.C6" office:value-type="string">
            <text:p text:style-name="P10">8.</text:p>
          </table:table-cell>
          <table:table-cell table:style-name="Table34.D6" office:value-type="string">
            <text:p text:style-name="P11">Se actualiza la información de paquetes turísticos de acuerdo a la actividad turística modificada.</text:p>
          </table:table-cell>
        </table:table-row>
        <table:table-row>
          <table:table-cell table:style-name="Table34.A7" office:value-type="string">
            <text:p text:style-name="P10"/>
          </table:table-cell>
          <table:table-cell table:style-name="Table34.B7" office:value-type="string">
            <text:p text:style-name="P11"/>
          </table:table-cell>
          <table:table-cell table:style-name="Table34.C7" office:value-type="string">
            <text:p text:style-name="P10">9.</text:p>
          </table:table-cell>
          <table:table-cell table:style-name="Table34.D7" office:value-type="string">
            <text:p text:style-name="P11">Se añaden las modificaciones en el registro de actividades turísticas.</text:p>
          </table:table-cell>
        </table:table-row>
      </table:table>
      <text:p text:style-name="P12"/>
      <table:table table:name="Table35" table:style-name="Table35">
        <table:table-column table:style-name="Table35.A"/>
        <table:table-column table:style-name="Table35.B"/>
        <table:table-row>
          <table:table-cell table:style-name="Table35.A1" table:number-columns-spanned="2" office:value-type="string">
            <text:p text:style-name="P12">Cursos Alternos</text:p>
          </table:table-cell>
          <table:covered-table-cell/>
        </table:table-row>
        <table:table-row>
          <table:table-cell table:style-name="Table35.A2" office:value-type="string">
            <text:p text:style-name="P10">4.1</text:p>
          </table:table-cell>
          <table:table-cell table:style-name="Table35.B2" office:value-type="string">
            <text:p text:style-name="P11">La actividad turística introducida por el agente no es válida.</text:p>
          </table:table-cell>
        </table:table-row>
        <table:table-row>
          <table:table-cell table:style-name="Table35.A3" office:value-type="string">
            <text:p text:style-name="P10"/>
          </table:table-cell>
          <table:table-cell table:style-name="Table35.B3" office:value-type="string">
            <text:list xml:id="list1859578009" text:style-name="L14">
              <text:list-item>
                <text:p text:style-name="P32">Se informa al agente del error.</text:p>
              </text:list-item>
              <text:list-item>
                <text:p text:style-name="P32">Se finaliza el proceso de modificación de la actividad turística.</text:p>
              </text:list-item>
            </text:list>
          </table:table-cell>
        </table:table-row>
        <table:table-row>
          <table:table-cell table:style-name="Table35.A4" office:value-type="string">
            <text:p text:style-name="P10">7.1</text:p>
          </table:table-cell>
          <table:table-cell table:style-name="Table35.B4" office:value-type="string">
            <text:p text:style-name="P11">Los nuevos datos introducidos por el agente no son válidos.</text:p>
          </table:table-cell>
        </table:table-row>
        <table:table-row>
          <table:table-cell table:style-name="Table35.A5" office:value-type="string">
            <text:p text:style-name="P10"/>
          </table:table-cell>
          <table:table-cell table:style-name="Table35.B5" office:value-type="string">
            <text:list xml:id="list3594563109" text:style-name="L15">
              <text:list-item>
                <text:p text:style-name="P33">Se informa al agente del error.</text:p>
              </text:list-item>
              <text:list-item>
                <text:p text:style-name="P33">Se finaliza el proceso de modificación de la actividad turística.</text:p>
              </text:list-item>
            </text:list>
          </table:table-cell>
        </table:table-row>
        <table:table-row>
          <table:table-cell table:style-name="Table35.A6" office:value-type="string">
            <text:p text:style-name="P10">8.1</text:p>
          </table:table-cell>
          <table:table-cell table:style-name="Table35.B6" office:value-type="string">
            <text:p text:style-name="P11">Los nuevos datos introducidos generan inconsistencias en los paquetes turísticos.</text:p>
          </table:table-cell>
        </table:table-row>
        <table:table-row>
          <table:table-cell table:style-name="Table35.A7" office:value-type="string">
            <text:p text:style-name="P10"/>
          </table:table-cell>
          <table:table-cell table:style-name="Table35.B7" office:value-type="string">
            <text:list xml:id="list1839590789" text:style-name="L16">
              <text:list-item>
                <text:p text:style-name="P34">Se replanifican los paquetes turísticos.</text:p>
              </text:list-item>
            </text:list>
            <text:p text:style-name="P17">1.1 Si no se pueden replanificar, se informa al agente del error y finaliza el proceso.</text:p>
          </table:table-cell>
        </table:table-row>
      </table:table>
      <text:p text:style-name="P1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column table:style-name="Table36.G"/>
        <table:table-column table:style-name="Table36.H"/>
        <table:table-row table:style-name="Table36.1">
          <table:table-cell table:style-name="Table36.A1" office:value-type="string">
            <text:h text:style-name="Título_20_1" text:outline-level="1">Caso de Uso</text:h>
          </table:table-cell>
          <table:table-cell table:style-name="Table36.B1" table:number-columns-spanned="5" office:value-type="string">
            <text:p text:style-name="P5">Consultar Actividad Turística</text:p>
          </table:table-cell>
          <table:covered-table-cell/>
          <table:covered-table-cell/>
          <table:covered-table-cell/>
          <table:covered-table-cell/>
          <table:table-cell table:style-name="Table36.G1" table:number-columns-spanned="2" office:value-type="string">
            <text:p text:style-name="P5">CU_08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8">Actores</text:p>
          </table:table-cell>
          <table:table-cell table:style-name="Table36.B2" table:number-columns-spanned="7" office:value-type="string">
            <text:p text:style-name="P9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6.2">
          <table:table-cell table:style-name="Table36.A3" office:value-type="string">
            <text:p text:style-name="P8">Tipo</text:p>
          </table:table-cell>
          <table:table-cell table:style-name="Table36.B3" table:number-columns-spanned="7" office:value-type="string">
            <text:p text:style-name="P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6.2">
          <table:table-cell table:style-name="Table36.A3" office:value-type="string">
            <text:p text:style-name="P8">Referencias</text:p>
          </table:table-cell>
          <table:table-cell table:style-name="Table36.B4" table:number-columns-spanned="2" office:value-type="string">
            <text:p text:style-name="P9"/>
          </table:table-cell>
          <table:covered-table-cell/>
          <table:table-cell table:style-name="Table36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36.2">
          <table:table-cell table:style-name="Table36.A3" office:value-type="string">
            <text:p text:style-name="P8">Precondición</text:p>
          </table:table-cell>
          <table:table-cell table:style-name="Table36.B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6.2">
          <table:table-cell table:style-name="Table36.A3" office:value-type="string">
            <text:p text:style-name="P8">Postcondición</text:p>
          </table:table-cell>
          <table:table-cell table:style-name="Table36.B6" table:number-columns-spanned="7" office:value-type="string">
            <text:p text:style-name="P9">Se habrá consultado algún aspecto sobre la actividad turística especific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6.2">
          <table:table-cell table:style-name="Table36.A7" office:value-type="string">
            <text:p text:style-name="P8">Autor</text:p>
          </table:table-cell>
          <table:table-cell table:style-name="Table36.B7" office:value-type="string">
            <text:p text:style-name="P9">Jesús Torres Sánchez</text:p>
          </table:table-cell>
          <table:table-cell table:style-name="Table36.C7" table:number-columns-spanned="2" office:value-type="string">
            <text:h text:style-name="Título_20_1" text:outline-level="1">Fecha</text:h>
          </table:table-cell>
          <table:covered-table-cell/>
          <table:table-cell table:style-name="Table36.E7" office:value-type="string">
            <text:p text:style-name="P5"/>
          </table:table-cell>
          <table:table-cell table:style-name="Table36.F7" table:number-columns-spanned="2" office:value-type="string">
            <text:h text:style-name="Título_20_1" text:outline-level="1">Versión</text:h>
          </table:table-cell>
          <table:covered-table-cell/>
          <table:table-cell table:style-name="Table36.H7" office:value-type="string">
            <text:p text:style-name="P5"/>
          </table:table-cell>
        </table:table-row>
      </table:table>
      <text:p text:style-name="P13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2">Propósito</text:p>
          </table:table-cell>
        </table:table-row>
        <table:table-row>
          <table:table-cell table:style-name="Table37.A2" office:value-type="string">
            <text:p text:style-name="P16"><text:span text:style-name="Fuente_20_de_20_párrafo_20_predeter."><text:span text:style-name="T2">Realizar una consulta de alguno de los datos asociados a una actividad turística concreta.</text:span></text:span></text:p>
          </table:table-cell>
        </table:table-row>
      </table:table>
      <text:p text:style-name="P14"/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2">Resumen</text:p>
          </table:table-cell>
        </table:table-row>
        <table:table-row>
          <table:table-cell table:style-name="Table38.A2" office:value-type="string">
            <text:p text:style-name="P18"><text:span text:style-name="Fuente_20_de_20_párrafo_20_predeter."><text:span text:style-name="T2">El agente seleccionará la actividad turística a consultar. El sistema comprobará que la actividad introducida es válida y solicitará al agente la información sobre dicha actividad.</text:span></text:span></text:p>
          </table:table-cell>
        </table:table-row>
      </table:table>
      <text:p text:style-name="P14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>
          <table:table-cell table:style-name="Table39.A1" table:number-columns-spanned="4" office:value-type="string">
            <text:p text:style-name="P12">Curso Normal</text:p>
          </table:table-cell>
          <table:covered-table-cell/>
          <table:covered-table-cell/>
          <table:covered-table-cell/>
        </table:table-row>
        <table:table-row>
          <table:table-cell table:style-name="Table39.A2" office:value-type="string">
            <text:p text:style-name="P10">1.</text:p>
          </table:table-cell>
          <table:table-cell table:style-name="Table39.B2" office:value-type="string">
            <text:p text:style-name="P11">El cliente activa la opción de consulta de actividad turística.</text:p>
          </table:table-cell>
          <table:table-cell table:style-name="Table39.C2" office:value-type="string">
            <text:p text:style-name="P10">2.</text:p>
          </table:table-cell>
          <table:table-cell table:style-name="Table39.D2" office:value-type="string">
            <text:p text:style-name="P11">Se proporciona una lista con todas las actividades turísticas registradas en el sistema.</text:p>
          </table:table-cell>
        </table:table-row>
        <table:table-row>
          <table:table-cell table:style-name="Table39.A3" office:value-type="string">
            <text:p text:style-name="P10">3.</text:p>
          </table:table-cell>
          <table:table-cell table:style-name="Table39.B3" office:value-type="string">
            <text:p text:style-name="P11">El agente selecciona la actividad turística que pretende consultar.</text:p>
          </table:table-cell>
          <table:table-cell table:style-name="Table39.C3" office:value-type="string">
            <text:p text:style-name="P10">4.</text:p>
          </table:table-cell>
          <table:table-cell table:style-name="Table39.D3" office:value-type="string">
            <text:p text:style-name="P11">Se comprueba que la actividad introducida es válida.</text:p>
          </table:table-cell>
        </table:table-row>
        <table:table-row>
          <table:table-cell table:style-name="Table39.A4" office:value-type="string">
            <text:p text:style-name="P10"/>
          </table:table-cell>
          <table:table-cell table:style-name="Table39.B4" office:value-type="string">
            <text:p text:style-name="P11"/>
          </table:table-cell>
          <table:table-cell table:style-name="Table39.C4" office:value-type="string">
            <text:p text:style-name="P10">5.</text:p>
          </table:table-cell>
          <table:table-cell table:style-name="Table39.D4" office:value-type="string">
            <text:p text:style-name="P11">El sistema proporciona una lista de los atributos que se pueden consultar de una actividad turística.</text:p>
          </table:table-cell>
        </table:table-row>
        <table:table-row>
          <table:table-cell table:style-name="Table39.A5" office:value-type="string">
            <text:p text:style-name="P10">6.</text:p>
          </table:table-cell>
          <table:table-cell table:style-name="Table39.B5" office:value-type="string">
            <text:p text:style-name="P11">El agente introduce el atributo que quiere consultar de la actividad especificada.</text:p>
          </table:table-cell>
          <table:table-cell table:style-name="Table39.C5" office:value-type="string">
            <text:p text:style-name="P10">7.</text:p>
          </table:table-cell>
          <table:table-cell table:style-name="Table39.D5" office:value-type="string">
            <text:p text:style-name="P11">Se comprueba que el atributo introducido es válido.</text:p>
          </table:table-cell>
        </table:table-row>
        <table:table-row>
          <table:table-cell table:style-name="Table39.A6" office:value-type="string">
            <text:p text:style-name="P10"/>
          </table:table-cell>
          <table:table-cell table:style-name="Table39.B6" office:value-type="string">
            <text:p text:style-name="P11"/>
          </table:table-cell>
          <table:table-cell table:style-name="Table39.C6" office:value-type="string">
            <text:p text:style-name="P10">8.</text:p>
          </table:table-cell>
          <table:table-cell table:style-name="Table39.D6" office:value-type="string">
            <text:p text:style-name="P11">Se muestra la información asociada al atributo de la actividad especificada.</text:p>
          </table:table-cell>
        </table:table-row>
      </table:table>
      <text:p text:style-name="P12"/>
      <table:table table:name="Table40" table:style-name="Table40">
        <table:table-column table:style-name="Table40.A"/>
        <table:table-column table:style-name="Table40.B"/>
        <table:table-row>
          <table:table-cell table:style-name="Table40.A1" table:number-columns-spanned="2" office:value-type="string">
            <text:p text:style-name="P12">Cursos Alternos</text:p>
          </table:table-cell>
          <table:covered-table-cell/>
        </table:table-row>
        <table:table-row>
          <table:table-cell table:style-name="Table40.A2" office:value-type="string">
            <text:p text:style-name="P10">4.1</text:p>
          </table:table-cell>
          <table:table-cell table:style-name="Table40.B2" office:value-type="string">
            <text:p text:style-name="P11">La actividad turística introducida por el agente no es válida.</text:p>
          </table:table-cell>
        </table:table-row>
        <table:table-row>
          <table:table-cell table:style-name="Table40.A3" office:value-type="string">
            <text:p text:style-name="P10"/>
          </table:table-cell>
          <table:table-cell table:style-name="Table40.B3" office:value-type="string">
            <text:list xml:id="list2511461403" text:style-name="L17">
              <text:list-item>
                <text:p text:style-name="P35">Se informa al agente del error.</text:p>
              </text:list-item>
              <text:list-item>
                <text:p text:style-name="P35">Se finaliza el proceso de consulta de la actividad turística.</text:p>
              </text:list-item>
            </text:list>
          </table:table-cell>
        </table:table-row>
        <table:table-row>
          <table:table-cell table:style-name="Table40.A4" office:value-type="string">
            <text:p text:style-name="P10">7.1</text:p>
          </table:table-cell>
          <table:table-cell table:style-name="Table40.B4" office:value-type="string">
            <text:p text:style-name="P11">El atributo introducido por el agente no es válido.</text:p>
          </table:table-cell>
        </table:table-row>
        <table:table-row>
          <table:table-cell table:style-name="Table40.A5" office:value-type="string">
            <text:p text:style-name="P10"/>
          </table:table-cell>
          <table:table-cell table:style-name="Table40.B5" office:value-type="string">
            <text:list xml:id="list211752884762277" text:style-name="L9">
              <text:list-item>
                <text:p text:style-name="P27">Se informa al agente del error.</text:p>
              </text:list-item>
              <text:list-item>
                <text:p text:style-name="P27">Se finaliza el proceso de consulta de la actividad turística.</text:p>
              </text:list-item>
            </text:list>
          </table:table-cell>
        </table:table-row>
      </table:table>
      <text:p text:style-name="P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G"/>
        <table:table-column table:style-name="Table41.H"/>
        <table:table-row table:style-name="Table41.1">
          <table:table-cell table:style-name="Table41.A1" office:value-type="string">
            <text:h text:style-name="Título_20_1" text:outline-level="1">Caso de Uso</text:h>
          </table:table-cell>
          <table:table-cell table:style-name="Table41.B1" table:number-columns-spanned="5" office:value-type="string">
            <text:p text:style-name="P5">Ofertar Actividad Turística</text:p>
          </table:table-cell>
          <table:covered-table-cell/>
          <table:covered-table-cell/>
          <table:covered-table-cell/>
          <table:covered-table-cell/>
          <table:table-cell table:style-name="Table41.G1" table:number-columns-spanned="2" office:value-type="string">
            <text:p text:style-name="P5">CU_09</text:p>
          </table:table-cell>
          <table:covered-table-cell/>
        </table:table-row>
        <table:table-row table:style-name="Table41.2">
          <table:table-cell table:style-name="Table41.A2" office:value-type="string">
            <text:p text:style-name="P8">Actores</text:p>
          </table:table-cell>
          <table:table-cell table:style-name="Table41.B2" table:number-columns-spanned="7" office:value-type="string">
            <text:p text:style-name="P9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1.2">
          <table:table-cell table:style-name="Table41.A3" office:value-type="string">
            <text:p text:style-name="P8">Tipo</text:p>
          </table:table-cell>
          <table:table-cell table:style-name="Table41.B3" table:number-columns-spanned="7" office:value-type="string">
            <text:p text:style-name="P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1.2">
          <table:table-cell table:style-name="Table41.A3" office:value-type="string">
            <text:p text:style-name="P8">Referencias</text:p>
          </table:table-cell>
          <table:table-cell table:style-name="Table41.B4" table:number-columns-spanned="2" office:value-type="string">
            <text:p text:style-name="P9"/>
          </table:table-cell>
          <table:covered-table-cell/>
          <table:table-cell table:style-name="Table41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41.2">
          <table:table-cell table:style-name="Table41.A3" office:value-type="string">
            <text:p text:style-name="P8">Precondición</text:p>
          </table:table-cell>
          <table:table-cell table:style-name="Table41.B5" table:number-columns-spanned="7" office:value-type="string">
            <text:p text:style-name="P9">La actividad turística debe estar registrada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1.2">
          <table:table-cell table:style-name="Table41.A3" office:value-type="string">
            <text:p text:style-name="P8">Postcondición</text:p>
          </table:table-cell>
          <table:table-cell table:style-name="Table41.B6" table:number-columns-spanned="7" office:value-type="string">
            <text:p text:style-name="P9">Se añadirá una nueva oferta a una actividad turística específica de la agenc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1.2">
          <table:table-cell table:style-name="Table41.A7" office:value-type="string">
            <text:p text:style-name="P8">Autor</text:p>
          </table:table-cell>
          <table:table-cell table:style-name="Table41.B7" office:value-type="string">
            <text:p text:style-name="P9">Jesús Torres Sánchez</text:p>
          </table:table-cell>
          <table:table-cell table:style-name="Table41.C7" table:number-columns-spanned="2" office:value-type="string">
            <text:h text:style-name="Título_20_1" text:outline-level="1">Fecha</text:h>
          </table:table-cell>
          <table:covered-table-cell/>
          <table:table-cell table:style-name="Table41.E7" office:value-type="string">
            <text:p text:style-name="P5"/>
          </table:table-cell>
          <table:table-cell table:style-name="Table41.F7" table:number-columns-spanned="2" office:value-type="string">
            <text:h text:style-name="Título_20_1" text:outline-level="1">Versión</text:h>
          </table:table-cell>
          <table:covered-table-cell/>
          <table:table-cell table:style-name="Table41.H7" office:value-type="string">
            <text:p text:style-name="P5"/>
          </table:table-cell>
        </table:table-row>
      </table:table>
      <text:p text:style-name="P13"/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2">Propósito</text:p>
          </table:table-cell>
        </table:table-row>
        <table:table-row>
          <table:table-cell table:style-name="Table42.A2" office:value-type="string">
            <text:p text:style-name="P15">Añadir una nueva oferta a una actividad turística para que los clientes tengan más opciones de precios a la hora de reservar paquetes turísticos.</text:p>
          </table:table-cell>
        </table:table-row>
      </table:table>
      <text:p text:style-name="P14"/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2">Resumen</text:p>
          </table:table-cell>
        </table:table-row>
        <table:table-row>
          <table:table-cell table:style-name="Table43.A2" office:value-type="string">
            <text:p text:style-name="P15">El agente seleccionará la actividad turística a la que pretende añadir la oferta y, tras comprobar que la actividad turística es válida, se añade una nueva oferta asociada a la actividad dentro del registro de actividades del sistema.</text:p>
          </table:table-cell>
        </table:table-row>
      </table:table>
      <text:p text:style-name="P14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>
          <table:table-cell table:style-name="Table44.A1" table:number-columns-spanned="4" office:value-type="string">
            <text:p text:style-name="P12">Curso Normal</text:p>
          </table:table-cell>
          <table:covered-table-cell/>
          <table:covered-table-cell/>
          <table:covered-table-cell/>
        </table:table-row>
        <table:table-row>
          <table:table-cell table:style-name="Table44.A2" office:value-type="string">
            <text:p text:style-name="P10">1.</text:p>
          </table:table-cell>
          <table:table-cell table:style-name="Table44.B2" office:value-type="string">
            <text:p text:style-name="P11">El agente activa el sistema de adición de una nueva oferta a una actividad turística. </text:p>
          </table:table-cell>
          <table:table-cell table:style-name="Table44.C2" office:value-type="string">
            <text:p text:style-name="P10">2.</text:p>
          </table:table-cell>
          <table:table-cell table:style-name="Table44.D2" office:value-type="string">
            <text:p text:style-name="P11">Solicita identificación de la actividad turística.</text:p>
          </table:table-cell>
        </table:table-row>
        <table:table-row>
          <table:table-cell table:style-name="Table44.A3" office:value-type="string">
            <text:p text:style-name="P10">3.</text:p>
          </table:table-cell>
          <table:table-cell table:style-name="Table44.B3" office:value-type="string">
            <text:p text:style-name="P11">El agente indica la actividad turística a la que va a añadir la oferta.</text:p>
          </table:table-cell>
          <table:table-cell table:style-name="Table44.C3" office:value-type="string">
            <text:p text:style-name="P10">4.</text:p>
          </table:table-cell>
          <table:table-cell table:style-name="Table44.D3" office:value-type="string">
            <text:p text:style-name="P11">Comprueba la validez de los datos introducidos por el agente.</text:p>
          </table:table-cell>
        </table:table-row>
        <table:table-row>
          <table:table-cell table:style-name="Table44.A4" office:value-type="string">
            <text:p text:style-name="P10"/>
          </table:table-cell>
          <table:table-cell table:style-name="Table44.B4" office:value-type="string">
            <text:p text:style-name="P11"/>
          </table:table-cell>
          <table:table-cell table:style-name="Table44.C4" office:value-type="string">
            <text:p text:style-name="P10">5.</text:p>
          </table:table-cell>
          <table:table-cell table:style-name="Table44.D4" office:value-type="string">
            <text:p text:style-name="P11">Solicita la oferta a realizar (precio) para una fecha determinada.</text:p>
          </table:table-cell>
        </table:table-row>
        <table:table-row>
          <table:table-cell table:style-name="Table44.A5" office:value-type="string">
            <text:p text:style-name="P10">6.</text:p>
          </table:table-cell>
          <table:table-cell table:style-name="Table44.B5" office:value-type="string">
            <text:p text:style-name="P11">El agente solicita la oferta y fecha en la que estará disponible.</text:p>
          </table:table-cell>
          <table:table-cell table:style-name="Table44.C5" office:value-type="string">
            <text:p text:style-name="P10">7.</text:p>
          </table:table-cell>
          <table:table-cell table:style-name="Table44.D5" office:value-type="string">
            <text:p text:style-name="P11">Se actualiza la información correspondiente de la actividad turísica en el registro de actividades del sistema.</text:p>
          </table:table-cell>
        </table:table-row>
        <table:table-row>
          <table:table-cell table:style-name="Table44.A6" office:value-type="string">
            <text:p text:style-name="P10"/>
          </table:table-cell>
          <table:table-cell table:style-name="Table44.B6" office:value-type="string">
            <text:p text:style-name="P11"/>
          </table:table-cell>
          <table:table-cell table:style-name="Table44.C6" office:value-type="string">
            <text:p text:style-name="P10">8.</text:p>
          </table:table-cell>
          <table:table-cell table:style-name="Table44.D6" office:value-type="string">
            <text:p text:style-name="P11">Publica en el sistema on-line la información de las nuevas ofertas.</text:p>
          </table:table-cell>
        </table:table-row>
      </table:table>
      <text:p text:style-name="P12"/>
      <table:table table:name="Table45" table:style-name="Table45">
        <table:table-column table:style-name="Table45.A"/>
        <table:table-column table:style-name="Table45.B"/>
        <table:table-row>
          <table:table-cell table:style-name="Table45.A1" table:number-columns-spanned="2" office:value-type="string">
            <text:p text:style-name="P12">Cursos Alternos</text:p>
          </table:table-cell>
          <table:covered-table-cell/>
        </table:table-row>
        <table:table-row>
          <table:table-cell table:style-name="Table45.A2" office:value-type="string">
            <text:p text:style-name="P10">4.1</text:p>
          </table:table-cell>
          <table:table-cell table:style-name="Table45.B2" office:value-type="string">
            <text:p text:style-name="P11">Los datos introducidos por el agente no son válidos.</text:p>
          </table:table-cell>
        </table:table-row>
        <table:table-row>
          <table:table-cell table:style-name="Table45.A3" office:value-type="string">
            <text:p text:style-name="P10"/>
          </table:table-cell>
          <table:table-cell table:style-name="Table45.B3" office:value-type="string">
            <text:list xml:id="list2841423124" text:style-name="L18">
              <text:list-item>
                <text:p text:style-name="P36">Se informa al agente del error generado.</text:p>
              </text:list-item>
              <text:list-item>
                <text:p text:style-name="P36">Se finaliza el sistema de inclusión de una oferta en una actividad turística.</text:p>
              </text:list-item>
            </text:list>
          </table:table-cell>
        </table:table-row>
      </table:table>
      <text:p text:style-name="P2"/>
      <text:p text:style-name="P4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column table:style-name="Table46.F"/>
        <table:table-column table:style-name="Table46.G"/>
        <table:table-column table:style-name="Table46.H"/>
        <table:table-row table:style-name="Table46.1">
          <table:table-cell table:style-name="Table46.A1" office:value-type="string">
            <text:h text:style-name="Título_20_1" text:outline-level="1">Caso de Uso</text:h>
          </table:table-cell>
          <table:table-cell table:style-name="Table46.B1" table:number-columns-spanned="5" office:value-type="string">
            <text:p text:style-name="P5">Eliminar oferta Actividad Turística</text:p>
          </table:table-cell>
          <table:covered-table-cell/>
          <table:covered-table-cell/>
          <table:covered-table-cell/>
          <table:covered-table-cell/>
          <table:table-cell table:style-name="Table46.G1" table:number-columns-spanned="2" office:value-type="string">
            <text:p text:style-name="P5">CU_10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8">Actores</text:p>
          </table:table-cell>
          <table:table-cell table:style-name="Table46.B2" table:number-columns-spanned="7" office:value-type="string">
            <text:p text:style-name="P9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6.2">
          <table:table-cell table:style-name="Table46.A3" office:value-type="string">
            <text:p text:style-name="P8">Tipo</text:p>
          </table:table-cell>
          <table:table-cell table:style-name="Table46.B3" table:number-columns-spanned="7" office:value-type="string">
            <text:p text:style-name="P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6.2">
          <table:table-cell table:style-name="Table46.A3" office:value-type="string">
            <text:p text:style-name="P8">Referencias</text:p>
          </table:table-cell>
          <table:table-cell table:style-name="Table46.B4" table:number-columns-spanned="2" office:value-type="string">
            <text:p text:style-name="P9"/>
          </table:table-cell>
          <table:covered-table-cell/>
          <table:table-cell table:style-name="Table46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46.2">
          <table:table-cell table:style-name="Table46.A3" office:value-type="string">
            <text:p text:style-name="P8">Precondición</text:p>
          </table:table-cell>
          <table:table-cell table:style-name="Table46.B5" table:number-columns-spanned="7" office:value-type="string">
            <text:p text:style-name="P9">La fecha asociada a la oferta especificada <text:span text:style-name="T4">debe</text:span> hab<text:span text:style-name="T4">er</text:span> expi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6.2">
          <table:table-cell table:style-name="Table46.A3" office:value-type="string">
            <text:p text:style-name="P8">Postcondición</text:p>
          </table:table-cell>
          <table:table-cell table:style-name="Table46.B6" table:number-columns-spanned="7" office:value-type="string">
            <text:p text:style-name="P9">Se eliminará una nueva oferta de una actividad turística específica de la agenc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6.2">
          <table:table-cell table:style-name="Table46.A7" office:value-type="string">
            <text:p text:style-name="P8">Autor</text:p>
          </table:table-cell>
          <table:table-cell table:style-name="Table46.B7" office:value-type="string">
            <text:p text:style-name="P9">Jesús Torres Sánchez</text:p>
          </table:table-cell>
          <table:table-cell table:style-name="Table46.C7" table:number-columns-spanned="2" office:value-type="string">
            <text:h text:style-name="Título_20_1" text:outline-level="1">Fecha</text:h>
          </table:table-cell>
          <table:covered-table-cell/>
          <table:table-cell table:style-name="Table46.E7" office:value-type="string">
            <text:p text:style-name="P5"/>
          </table:table-cell>
          <table:table-cell table:style-name="Table46.F7" table:number-columns-spanned="2" office:value-type="string">
            <text:h text:style-name="Título_20_1" text:outline-level="1">Versión</text:h>
          </table:table-cell>
          <table:covered-table-cell/>
          <table:table-cell table:style-name="Table46.H7" office:value-type="string">
            <text:p text:style-name="P5"/>
          </table:table-cell>
        </table:table-row>
      </table:table>
      <text:p text:style-name="P13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2">Propósito</text:p>
          </table:table-cell>
        </table:table-row>
        <table:table-row>
          <table:table-cell table:style-name="Table47.A2" office:value-type="string">
            <text:p text:style-name="P16"><text:span text:style-name="Fuente_20_de_20_párrafo_20_predeter."><text:span text:style-name="T2">Eliminar una oferta que ya haya expirado relativa a una actividad turística específica del registro de actividades del sistema.</text:span></text:span></text:p>
          </table:table-cell>
        </table:table-row>
      </table:table>
      <text:p text:style-name="P14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2">Resumen</text:p>
          </table:table-cell>
        </table:table-row>
        <table:table-row>
          <table:table-cell table:style-name="Table48.A2" office:value-type="string">
            <text:p text:style-name="P16"><text:span text:style-name="Fuente_20_de_20_párrafo_20_predeter."><text:span text:style-name="T2">El agente seleccionará la actividad turística de la que pretende eliminar la oferta y, tras comprobar que la actividad turística es válida, se elimina una nueva oferta específica asociada a la actividad dentro del registro de actividades del sistema.</text:span></text:span></text:p>
          </table:table-cell>
        </table:table-row>
      </table:table>
      <text:p text:style-name="P14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>
          <table:table-cell table:style-name="Table49.A1" table:number-columns-spanned="4" office:value-type="string">
            <text:p text:style-name="P12">Curso Normal</text:p>
          </table:table-cell>
          <table:covered-table-cell/>
          <table:covered-table-cell/>
          <table:covered-table-cell/>
        </table:table-row>
        <table:table-row>
          <table:table-cell table:style-name="Table49.A2" office:value-type="string">
            <text:p text:style-name="P10">1.</text:p>
          </table:table-cell>
          <table:table-cell table:style-name="Table49.B2" office:value-type="string">
            <text:p text:style-name="P11">El agente activa el sistema de eliminación de una nueva oferta a una actividad turística. </text:p>
          </table:table-cell>
          <table:table-cell table:style-name="Table49.C2" office:value-type="string">
            <text:p text:style-name="P10">2.</text:p>
          </table:table-cell>
          <table:table-cell table:style-name="Table49.D2" office:value-type="string">
            <text:p text:style-name="P11">Solicita identificación de la actividad turística.</text:p>
          </table:table-cell>
        </table:table-row>
        <table:table-row>
          <table:table-cell table:style-name="Table49.A3" office:value-type="string">
            <text:p text:style-name="P10">3.</text:p>
          </table:table-cell>
          <table:table-cell table:style-name="Table49.B3" office:value-type="string">
            <text:p text:style-name="P11">El agente indica la actividad turística a la que va a añadir la oferta.</text:p>
          </table:table-cell>
          <table:table-cell table:style-name="Table49.C3" office:value-type="string">
            <text:p text:style-name="P10">4.</text:p>
          </table:table-cell>
          <table:table-cell table:style-name="Table49.D3" office:value-type="string">
            <text:p text:style-name="P11">Comprueba la validez de los datos introducidos por el agente.</text:p>
          </table:table-cell>
        </table:table-row>
        <table:table-row>
          <table:table-cell table:style-name="Table49.A4" office:value-type="string">
            <text:p text:style-name="P10"/>
          </table:table-cell>
          <table:table-cell table:style-name="Table49.B4" office:value-type="string">
            <text:p text:style-name="P11"/>
          </table:table-cell>
          <table:table-cell table:style-name="Table49.C4" office:value-type="string">
            <text:p text:style-name="P10">5.</text:p>
          </table:table-cell>
          <table:table-cell table:style-name="Table49.D4" office:value-type="string">
            <text:p text:style-name="P11">Solicita la oferta a eliminar de la actividad.</text:p>
          </table:table-cell>
        </table:table-row>
        <table:table-row>
          <table:table-cell table:style-name="Table49.A5" office:value-type="string">
            <text:p text:style-name="P10">6.</text:p>
          </table:table-cell>
          <table:table-cell table:style-name="Table49.B5" office:value-type="string">
            <text:p text:style-name="P11">El agente indica la oferta a eliminar.</text:p>
          </table:table-cell>
          <table:table-cell table:style-name="Table49.C5" office:value-type="string">
            <text:p text:style-name="P10">7.</text:p>
          </table:table-cell>
          <table:table-cell table:style-name="Table49.D5" office:value-type="string">
            <text:p text:style-name="P11">Se actualiza la información correspondiente de la actividad turística en el registro de actividades del sistema.</text:p>
          </table:table-cell>
        </table:table-row>
        <table:table-row>
          <table:table-cell table:style-name="Table49.A6" office:value-type="string">
            <text:p text:style-name="P10"/>
          </table:table-cell>
          <table:table-cell table:style-name="Table49.B6" office:value-type="string">
            <text:p text:style-name="P11"/>
          </table:table-cell>
          <table:table-cell table:style-name="Table49.C6" office:value-type="string">
            <text:p text:style-name="P10">8.</text:p>
          </table:table-cell>
          <table:table-cell table:style-name="Table49.D6" office:value-type="string">
            <text:p text:style-name="P11">Elimina del sistema on-line la oferta eliminada.</text:p>
          </table:table-cell>
        </table:table-row>
      </table:table>
      <text:p text:style-name="P12"/>
      <table:table table:name="Table50" table:style-name="Table50">
        <table:table-column table:style-name="Table50.A"/>
        <table:table-column table:style-name="Table50.B"/>
        <table:table-row>
          <table:table-cell table:style-name="Table50.A1" table:number-columns-spanned="2" office:value-type="string">
            <text:p text:style-name="P12">Cursos Alternos</text:p>
          </table:table-cell>
          <table:covered-table-cell/>
        </table:table-row>
        <table:table-row>
          <table:table-cell table:style-name="Table50.A2" office:value-type="string">
            <text:p text:style-name="P10">4.1</text:p>
          </table:table-cell>
          <table:table-cell table:style-name="Table50.B2" office:value-type="string">
            <text:p text:style-name="P11">Los datos introducidos por el agente no son válidos.</text:p>
          </table:table-cell>
        </table:table-row>
        <table:table-row>
          <table:table-cell table:style-name="Table50.A3" office:value-type="string">
            <text:p text:style-name="P10"/>
          </table:table-cell>
          <table:table-cell table:style-name="Table50.B3" office:value-type="string">
            <text:list xml:id="list212325226513056" text:continue-numbering="true" text:style-name="L18">
              <text:list-item>
                <text:p text:style-name="P36">Se informa al agente del error generado.</text:p>
              </text:list-item>
              <text:list-item>
                <text:p text:style-name="P36">Se finaliza el sistema de eliminación de una oferta en una actividad turística.</text:p>
              </text:list-item>
            </text:list>
          </table:table-cell>
        </table:table-row>
      </table:table>
      <text:p text:style-name="P4"/>
      <text:p text:style-name="P1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column table:style-name="Table51.E"/>
        <table:table-column table:style-name="Table51.F"/>
        <table:table-column table:style-name="Table51.G"/>
        <table:table-column table:style-name="Table51.H"/>
        <table:table-row table:style-name="Table51.1">
          <table:table-cell table:style-name="Table51.A1" office:value-type="string">
            <text:h text:style-name="Título_20_1" text:outline-level="1">Caso de Uso</text:h>
          </table:table-cell>
          <table:table-cell table:style-name="Table51.B1" table:number-columns-spanned="5" office:value-type="string">
            <text:p text:style-name="P5">Modificar oferta Actividad Turística</text:p>
          </table:table-cell>
          <table:covered-table-cell/>
          <table:covered-table-cell/>
          <table:covered-table-cell/>
          <table:covered-table-cell/>
          <table:table-cell table:style-name="Table51.G1" table:number-columns-spanned="2" office:value-type="string">
            <text:p text:style-name="P5">CU_11</text:p>
          </table:table-cell>
          <table:covered-table-cell/>
        </table:table-row>
        <table:table-row table:style-name="Table51.2">
          <table:table-cell table:style-name="Table51.A2" office:value-type="string">
            <text:p text:style-name="P8">Actores</text:p>
          </table:table-cell>
          <table:table-cell table:style-name="Table51.B2" table:number-columns-spanned="7" office:value-type="string">
            <text:p text:style-name="P9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1.2">
          <table:table-cell table:style-name="Table51.A3" office:value-type="string">
            <text:p text:style-name="P8">Tipo</text:p>
          </table:table-cell>
          <table:table-cell table:style-name="Table51.B3" table:number-columns-spanned="7" office:value-type="string">
            <text:p text:style-name="P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1.2">
          <table:table-cell table:style-name="Table51.A3" office:value-type="string">
            <text:p text:style-name="P8">Referencias</text:p>
          </table:table-cell>
          <table:table-cell table:style-name="Table51.B4" table:number-columns-spanned="2" office:value-type="string">
            <text:p text:style-name="P9"/>
          </table:table-cell>
          <table:covered-table-cell/>
          <table:table-cell table:style-name="Table51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51.2">
          <table:table-cell table:style-name="Table51.A3" office:value-type="string">
            <text:p text:style-name="P8">Precondición</text:p>
          </table:table-cell>
          <table:table-cell table:style-name="Table51.B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1.2">
          <table:table-cell table:style-name="Table51.A3" office:value-type="string">
            <text:p text:style-name="P8">Postcondición</text:p>
          </table:table-cell>
          <table:table-cell table:style-name="Table51.B6" table:number-columns-spanned="7" office:value-type="string">
            <text:p text:style-name="P9">Se modificará una oferta de una actividad turística específica de la agenc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1.2">
          <table:table-cell table:style-name="Table51.A7" office:value-type="string">
            <text:p text:style-name="P8">Autor</text:p>
          </table:table-cell>
          <table:table-cell table:style-name="Table51.B7" office:value-type="string">
            <text:p text:style-name="P9">Jesús Torres Sánchez</text:p>
          </table:table-cell>
          <table:table-cell table:style-name="Table51.C7" table:number-columns-spanned="2" office:value-type="string">
            <text:h text:style-name="Título_20_1" text:outline-level="1">Fecha</text:h>
          </table:table-cell>
          <table:covered-table-cell/>
          <table:table-cell table:style-name="Table51.E7" office:value-type="string">
            <text:p text:style-name="P5"/>
          </table:table-cell>
          <table:table-cell table:style-name="Table51.F7" table:number-columns-spanned="2" office:value-type="string">
            <text:h text:style-name="Título_20_1" text:outline-level="1">Versión</text:h>
          </table:table-cell>
          <table:covered-table-cell/>
          <table:table-cell table:style-name="Table51.H7" office:value-type="string">
            <text:p text:style-name="P5"/>
          </table:table-cell>
        </table:table-row>
      </table:table>
      <text:p text:style-name="P13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12">Propósito</text:p>
          </table:table-cell>
        </table:table-row>
        <table:table-row>
          <table:table-cell table:style-name="Table52.A2" office:value-type="string">
            <text:p text:style-name="P16"><text:span text:style-name="Fuente_20_de_20_párrafo_20_predeter."><text:span text:style-name="T2">Modificar la información asociada a una oferta ya registrada de una actividad turística.</text:span></text:span></text:p>
          </table:table-cell>
        </table:table-row>
      </table:table>
      <text:p text:style-name="P14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12">Resumen</text:p>
          </table:table-cell>
        </table:table-row>
        <table:table-row>
          <table:table-cell table:style-name="Table53.A2" office:value-type="string">
            <text:p text:style-name="P16"><text:span text:style-name="Fuente_20_de_20_párrafo_20_predeter."><text:span text:style-name="T2">El agente seleccionará la actividad turística y la oferta que pretende modificar y, tras comprobar que la actividad turística es válida, se modifica la oferta especificada.</text:span></text:span></text:p>
          </table:table-cell>
        </table:table-row>
      </table:table>
      <text:p text:style-name="P14"/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row>
          <table:table-cell table:style-name="Table54.A1" table:number-columns-spanned="4" office:value-type="string">
            <text:p text:style-name="P12">Curso Normal</text:p>
          </table:table-cell>
          <table:covered-table-cell/>
          <table:covered-table-cell/>
          <table:covered-table-cell/>
        </table:table-row>
        <table:table-row>
          <table:table-cell table:style-name="Table54.A2" office:value-type="string">
            <text:p text:style-name="P10">1.</text:p>
          </table:table-cell>
          <table:table-cell table:style-name="Table54.B2" office:value-type="string">
            <text:p text:style-name="P11">El agente activa el sistema de modificación de una oferta asociada a una actividad turística. </text:p>
          </table:table-cell>
          <table:table-cell table:style-name="Table54.C2" office:value-type="string">
            <text:p text:style-name="P10">2.</text:p>
          </table:table-cell>
          <table:table-cell table:style-name="Table54.D2" office:value-type="string">
            <text:p text:style-name="P11">Solicita identificación de la actividad turística y la oferta.</text:p>
          </table:table-cell>
        </table:table-row>
        <table:table-row>
          <table:table-cell table:style-name="Table54.A3" office:value-type="string">
            <text:p text:style-name="P10">3.</text:p>
          </table:table-cell>
          <table:table-cell table:style-name="Table54.B3" office:value-type="string">
            <text:p text:style-name="P11">El agente indica la actividad turística y la oferta que quiere modificar.</text:p>
          </table:table-cell>
          <table:table-cell table:style-name="Table54.C3" office:value-type="string">
            <text:p text:style-name="P10">4.</text:p>
          </table:table-cell>
          <table:table-cell table:style-name="Table54.D3" office:value-type="string">
            <text:p text:style-name="P11">Comprueba la validez de los datos introducidos por el agente.</text:p>
          </table:table-cell>
        </table:table-row>
        <table:table-row>
          <table:table-cell table:style-name="Table54.A4" office:value-type="string">
            <text:p text:style-name="P10"/>
          </table:table-cell>
          <table:table-cell table:style-name="Table54.B4" office:value-type="string">
            <text:p text:style-name="P11"/>
          </table:table-cell>
          <table:table-cell table:style-name="Table54.C4" office:value-type="string">
            <text:p text:style-name="P10">5.</text:p>
          </table:table-cell>
          <table:table-cell table:style-name="Table54.D4" office:value-type="string">
            <text:p text:style-name="P11">Ofrece los datos de la oferta que puede modificar.</text:p>
          </table:table-cell>
        </table:table-row>
        <table:table-row>
          <table:table-cell table:style-name="Table54.A5" office:value-type="string">
            <text:p text:style-name="P10">6.</text:p>
          </table:table-cell>
          <table:table-cell table:style-name="Table54.B5" office:value-type="string">
            <text:p text:style-name="P11">El agente indica los datos que quiere <text:s/>eliminar y los valores modificados.</text:p>
          </table:table-cell>
          <table:table-cell table:style-name="Table54.C5" office:value-type="string">
            <text:p text:style-name="P10">7.</text:p>
          </table:table-cell>
          <table:table-cell table:style-name="Table54.D5" office:value-type="string">
            <text:p text:style-name="P11">Se comprueban los datos introducidos por el agente.</text:p>
          </table:table-cell>
        </table:table-row>
        <table:table-row>
          <table:table-cell table:style-name="Table54.A6" office:value-type="string">
            <text:p text:style-name="P10"/>
          </table:table-cell>
          <table:table-cell table:style-name="Table54.B6" office:value-type="string">
            <text:p text:style-name="P11"/>
          </table:table-cell>
          <table:table-cell table:style-name="Table54.C6" office:value-type="string">
            <text:p text:style-name="P10">8.</text:p>
          </table:table-cell>
          <table:table-cell table:style-name="Table54.D6" office:value-type="string">
            <text:p text:style-name="P11">Se actualiza la información correspondiente de la actividad turística en el registro de actividades del sistema.</text:p>
          </table:table-cell>
        </table:table-row>
        <table:table-row>
          <table:table-cell table:style-name="Table54.A7" office:value-type="string">
            <text:p text:style-name="P10"/>
          </table:table-cell>
          <table:table-cell table:style-name="Table54.B7" office:value-type="string">
            <text:p text:style-name="P11"/>
          </table:table-cell>
          <table:table-cell table:style-name="Table54.C7" office:value-type="string">
            <text:p text:style-name="P10">9.</text:p>
          </table:table-cell>
          <table:table-cell table:style-name="Table54.D7" office:value-type="string">
            <text:p text:style-name="P11">Actualiza en el sistema on-line la oferta modificada.</text:p>
          </table:table-cell>
        </table:table-row>
      </table:table>
      <text:p text:style-name="P12"/>
      <table:table table:name="Table55" table:style-name="Table55">
        <table:table-column table:style-name="Table55.A"/>
        <table:table-column table:style-name="Table55.B"/>
        <table:table-row>
          <table:table-cell table:style-name="Table55.A1" table:number-columns-spanned="2" office:value-type="string">
            <text:p text:style-name="P12">Cursos Alternos</text:p>
          </table:table-cell>
          <table:covered-table-cell/>
        </table:table-row>
        <table:table-row>
          <table:table-cell table:style-name="Table55.A2" office:value-type="string">
            <text:p text:style-name="P10">4.1</text:p>
          </table:table-cell>
          <table:table-cell table:style-name="Table55.B2" office:value-type="string">
            <text:p text:style-name="P11">Los datos introducidos por el agente no son válidos.</text:p>
          </table:table-cell>
        </table:table-row>
        <table:table-row>
          <table:table-cell table:style-name="Table55.A3" office:value-type="string">
            <text:p text:style-name="P10"/>
          </table:table-cell>
          <table:table-cell table:style-name="Table55.B3" office:value-type="string">
            <text:list xml:id="list3743839862" text:style-name="L19">
              <text:list-item>
                <text:p text:style-name="P37">Se informa al agente del error generado.</text:p>
              </text:list-item>
              <text:list-item>
                <text:p text:style-name="P37">Se finaliza el sistema de modificación de una oferta en una actividad turística.</text:p>
              </text:list-item>
            </text:list>
          </table:table-cell>
        </table:table-row>
        <table:table-row>
          <table:table-cell table:style-name="Table55.A4" office:value-type="string">
            <text:p text:style-name="P10">6.1</text:p>
          </table:table-cell>
          <table:table-cell table:style-name="Table55.B4" office:value-type="string">
            <text:p text:style-name="P11">Los datos de la oferta introducidos por el agente no son válidos.</text:p>
          </table:table-cell>
        </table:table-row>
        <table:table-row>
          <table:table-cell table:style-name="Table55.A5" office:value-type="string">
            <text:p text:style-name="P10"/>
          </table:table-cell>
          <table:table-cell table:style-name="Table55.B5" office:value-type="string">
            <text:list xml:id="list2576516931" text:style-name="L20">
              <text:list-item>
                <text:p text:style-name="P38">Se informa al agente del error generado.</text:p>
              </text:list-item>
              <text:list-item>
                <text:p text:style-name="P38">Se finaliza el sistema de modificación de una oferta en una actividad turística.</text:p>
              </text:list-item>
            </text:list>
          </table:table-cell>
        </table:table-row>
      </table:table>
      <text:p text:style-name="P4"/>
      <text:p text:style-name="P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F"/>
        <table:table-column table:style-name="Table56.G"/>
        <table:table-column table:style-name="Table56.H"/>
        <table:table-row table:style-name="Table56.1">
          <table:table-cell table:style-name="Table56.A1" office:value-type="string">
            <text:h text:style-name="Título_20_1" text:outline-level="1">Caso de Uso</text:h>
          </table:table-cell>
          <table:table-cell table:style-name="Table56.B1" table:number-columns-spanned="5" office:value-type="string">
            <text:p text:style-name="P5">Consultar oferta Actividad Turística</text:p>
          </table:table-cell>
          <table:covered-table-cell/>
          <table:covered-table-cell/>
          <table:covered-table-cell/>
          <table:covered-table-cell/>
          <table:table-cell table:style-name="Table56.G1" table:number-columns-spanned="2" office:value-type="string">
            <text:p text:style-name="P5">CU_12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8">Actores</text:p>
          </table:table-cell>
          <table:table-cell table:style-name="Table56.B2" table:number-columns-spanned="7" office:value-type="string">
            <text:p text:style-name="P9">Agente 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2">
          <table:table-cell table:style-name="Table56.A3" office:value-type="string">
            <text:p text:style-name="P8">Tipo</text:p>
          </table:table-cell>
          <table:table-cell table:style-name="Table56.B3" table:number-columns-spanned="7" office:value-type="string">
            <text:p text:style-name="P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2">
          <table:table-cell table:style-name="Table56.A3" office:value-type="string">
            <text:p text:style-name="P8">Referencias</text:p>
          </table:table-cell>
          <table:table-cell table:style-name="Table56.B4" table:number-columns-spanned="2" office:value-type="string">
            <text:p text:style-name="P9"/>
          </table:table-cell>
          <table:covered-table-cell/>
          <table:table-cell table:style-name="Table56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56.2">
          <table:table-cell table:style-name="Table56.A3" office:value-type="string">
            <text:p text:style-name="P8">Precondición</text:p>
          </table:table-cell>
          <table:table-cell table:style-name="Table56.B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2">
          <table:table-cell table:style-name="Table56.A3" office:value-type="string">
            <text:p text:style-name="P8">Postcondición</text:p>
          </table:table-cell>
          <table:table-cell table:style-name="Table56.B6" table:number-columns-spanned="7" office:value-type="string">
            <text:p text:style-name="P9">Se consultará una oferta de una actividad turística específica de la agenc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2">
          <table:table-cell table:style-name="Table56.A7" office:value-type="string">
            <text:p text:style-name="P8">Autor</text:p>
          </table:table-cell>
          <table:table-cell table:style-name="Table56.B7" office:value-type="string">
            <text:p text:style-name="P9">Jesús Torres Sánchez</text:p>
          </table:table-cell>
          <table:table-cell table:style-name="Table56.C7" table:number-columns-spanned="2" office:value-type="string">
            <text:h text:style-name="Título_20_1" text:outline-level="1">Fecha</text:h>
          </table:table-cell>
          <table:covered-table-cell/>
          <table:table-cell table:style-name="Table56.E7" office:value-type="string">
            <text:p text:style-name="P5"/>
          </table:table-cell>
          <table:table-cell table:style-name="Table56.F7" table:number-columns-spanned="2" office:value-type="string">
            <text:h text:style-name="Título_20_1" text:outline-level="1">Versión</text:h>
          </table:table-cell>
          <table:covered-table-cell/>
          <table:table-cell table:style-name="Table56.H7" office:value-type="string">
            <text:p text:style-name="P5"/>
          </table:table-cell>
        </table:table-row>
      </table:table>
      <text:p text:style-name="P13"/>
      <table:table table:name="Table57" table:style-name="Table57">
        <table:table-column table:style-name="Table57.A"/>
        <table:table-row>
          <table:table-cell table:style-name="Table57.A1" office:value-type="string">
            <text:p text:style-name="P12">Propósito</text:p>
          </table:table-cell>
        </table:table-row>
        <table:table-row>
          <table:table-cell table:style-name="Table57.A2" office:value-type="string">
            <text:p text:style-name="P16"><text:span text:style-name="Fuente_20_de_20_párrafo_20_predeter."><text:span text:style-name="T2">Consultar la información asociada a una oferta ya registrada de una actividad turística.</text:span></text:span></text:p>
          </table:table-cell>
        </table:table-row>
      </table:table>
      <text:p text:style-name="P14"/>
      <table:table table:name="Table58" table:style-name="Table58">
        <table:table-column table:style-name="Table58.A"/>
        <table:table-row>
          <table:table-cell table:style-name="Table58.A1" office:value-type="string">
            <text:p text:style-name="P12">Resumen</text:p>
          </table:table-cell>
        </table:table-row>
        <table:table-row>
          <table:table-cell table:style-name="Table58.A2" office:value-type="string">
            <text:p text:style-name="P16"><text:span text:style-name="Fuente_20_de_20_párrafo_20_predeter."><text:span text:style-name="T2">El agente seleccionará la actividad turística y la oferta que pretende consultar y, tras comprobar que la actividad turística es válida, el sistema muestra la información.</text:span></text:span></text:p>
          </table:table-cell>
        </table:table-row>
      </table:table>
      <text:p text:style-name="P14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row>
          <table:table-cell table:style-name="Table59.A1" table:number-columns-spanned="4" office:value-type="string">
            <text:p text:style-name="P12">Curso Normal</text:p>
          </table:table-cell>
          <table:covered-table-cell/>
          <table:covered-table-cell/>
          <table:covered-table-cell/>
        </table:table-row>
        <table:table-row>
          <table:table-cell table:style-name="Table59.A2" office:value-type="string">
            <text:p text:style-name="P10">1.</text:p>
          </table:table-cell>
          <table:table-cell table:style-name="Table59.B2" office:value-type="string">
            <text:p text:style-name="P11">El agente activa el sistema de consulta de una oferta asociada a una actividad turística. </text:p>
          </table:table-cell>
          <table:table-cell table:style-name="Table59.C2" office:value-type="string">
            <text:p text:style-name="P10">2.</text:p>
          </table:table-cell>
          <table:table-cell table:style-name="Table59.D2" office:value-type="string">
            <text:p text:style-name="P11">Solicita identificación de la actividad turística y la oferta.</text:p>
          </table:table-cell>
        </table:table-row>
        <table:table-row>
          <table:table-cell table:style-name="Table59.A3" office:value-type="string">
            <text:p text:style-name="P10">3.</text:p>
          </table:table-cell>
          <table:table-cell table:style-name="Table59.B3" office:value-type="string">
            <text:p text:style-name="P11">El agente indica la actividad turística y la oferta que quiere consultar.</text:p>
          </table:table-cell>
          <table:table-cell table:style-name="Table59.C3" office:value-type="string">
            <text:p text:style-name="P10">4.</text:p>
          </table:table-cell>
          <table:table-cell table:style-name="Table59.D3" office:value-type="string">
            <text:p text:style-name="P11">Comprueba la validez de los datos introducidos por el agente.</text:p>
          </table:table-cell>
        </table:table-row>
        <table:table-row>
          <table:table-cell table:style-name="Table59.A4" office:value-type="string">
            <text:p text:style-name="P10"/>
          </table:table-cell>
          <table:table-cell table:style-name="Table59.B4" office:value-type="string">
            <text:p text:style-name="P11"/>
          </table:table-cell>
          <table:table-cell table:style-name="Table59.C4" office:value-type="string">
            <text:p text:style-name="P10">5.</text:p>
          </table:table-cell>
          <table:table-cell table:style-name="Table59.D4" office:value-type="string">
            <text:p text:style-name="P11">Ofrece los datos de la oferta que puede consultar.</text:p>
          </table:table-cell>
        </table:table-row>
        <table:table-row>
          <table:table-cell table:style-name="Table59.A5" office:value-type="string">
            <text:p text:style-name="P10">6.</text:p>
          </table:table-cell>
          <table:table-cell table:style-name="Table59.B5" office:value-type="string">
            <text:p text:style-name="P11">El agente indica los datos de la oferta que quiere <text:s/>consultar.</text:p>
          </table:table-cell>
          <table:table-cell table:style-name="Table59.C5" office:value-type="string">
            <text:p text:style-name="P10">7.</text:p>
          </table:table-cell>
          <table:table-cell table:style-name="Table59.D5" office:value-type="string">
            <text:p text:style-name="P11">Se comprueban los datos introducidos por el agente.</text:p>
          </table:table-cell>
        </table:table-row>
        <table:table-row>
          <table:table-cell table:style-name="Table59.A6" office:value-type="string">
            <text:p text:style-name="P10"/>
          </table:table-cell>
          <table:table-cell table:style-name="Table59.B6" office:value-type="string">
            <text:p text:style-name="P11"/>
          </table:table-cell>
          <table:table-cell table:style-name="Table59.C6" office:value-type="string">
            <text:p text:style-name="P10">8.</text:p>
          </table:table-cell>
          <table:table-cell table:style-name="Table59.D6" office:value-type="string">
            <text:p text:style-name="P11">El sistema muestra los datos de la oferta de acuerdo a la información introducida.</text:p>
          </table:table-cell>
        </table:table-row>
      </table:table>
      <text:p text:style-name="P12"/>
      <table:table table:name="Table60" table:style-name="Table60">
        <table:table-column table:style-name="Table60.A"/>
        <table:table-column table:style-name="Table60.B"/>
        <table:table-row>
          <table:table-cell table:style-name="Table60.A1" table:number-columns-spanned="2" office:value-type="string">
            <text:p text:style-name="P12">Cursos Alternos</text:p>
          </table:table-cell>
          <table:covered-table-cell/>
        </table:table-row>
        <table:table-row>
          <table:table-cell table:style-name="Table60.A2" office:value-type="string">
            <text:p text:style-name="P10">4.1</text:p>
          </table:table-cell>
          <table:table-cell table:style-name="Table60.B2" office:value-type="string">
            <text:p text:style-name="P11">Los datos introducidos por el agente no son válidos.</text:p>
          </table:table-cell>
        </table:table-row>
        <table:table-row>
          <table:table-cell table:style-name="Table60.A3" office:value-type="string">
            <text:p text:style-name="P10"/>
          </table:table-cell>
          <table:table-cell table:style-name="Table60.B3" office:value-type="string">
            <text:list xml:id="list1271893747" text:style-name="L21">
              <text:list-item>
                <text:p text:style-name="P39">Se informa al agente del error generado.</text:p>
              </text:list-item>
              <text:list-item>
                <text:p text:style-name="P39">Se finaliza el sistema de consulta de una oferta en una actividad turística.</text:p>
              </text:list-item>
            </text:list>
          </table:table-cell>
        </table:table-row>
        <table:table-row>
          <table:table-cell table:style-name="Table60.A4" office:value-type="string">
            <text:p text:style-name="P10">7.1</text:p>
          </table:table-cell>
          <table:table-cell table:style-name="Table60.B4" office:value-type="string">
            <text:p text:style-name="P11">Los datos de la oferta introducidos por el agente no son válidos.</text:p>
          </table:table-cell>
        </table:table-row>
        <table:table-row>
          <table:table-cell table:style-name="Table60.A5" office:value-type="string">
            <text:p text:style-name="P10"/>
          </table:table-cell>
          <table:table-cell table:style-name="Table60.B5" office:value-type="string">
            <text:list xml:id="list2119644427" text:style-name="L22">
              <text:list-item>
                <text:p text:style-name="P40">Se informa al agente del error generado.</text:p>
              </text:list-item>
              <text:list-item>
                <text:p text:style-name="P40">Se finaliza el sistema de consulta de una oferta en una actividad turística.</text:p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Título_20_1" style:display-name="Título 1" style:family="paragraph" style:parent-style-name="Standard" style:next-style-name="Standard" style:default-outline-level="1">
      <style:paragraph-properties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Título_20_2" style:display-name="Título 2" style:family="paragraph" style:parent-style-name="Standard" style:next-style-name="Standard" style:default-outline-level="2">
      <style:paragraph-properties fo:text-align="justify" style:justify-single-word="false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uente_20_de_20_párrafo_20_predeter." style:display-name="Fuente de párrafo predeter.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_5f_CharLFO3LVL1" style:display-name="WW_CharLFO3LVL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Caso de Uso</dc:title>
    <meta:initial-creator>Francisco Luis Gutierrez Vela</meta:initial-creator>
    <meta:creation-date>2019-04-06T00:09:00Z</meta:creation-date>
    <dc:date>2019-04-12T21:23:23.812225692</dc:date>
    <meta:editing-cycles>11</meta:editing-cycles>
    <meta:editing-duration>PT6M27S</meta:editing-duration>
    <meta:document-statistic meta:table-count="60" meta:image-count="0" meta:object-count="0" meta:page-count="12" meta:paragraph-count="563" meta:word-count="3150" meta:character-count="19870" meta:non-whitespace-character-count="17309"/>
    <meta:template xlink:type="simple" xlink:actuate="onRequest" xlink:title="" xlink:href="Normal"/>
  </office:meta>
</office:document-meta>
</file>